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649cm"/>
    </style:style>
    <style:style style:family="table-column" style:name="co5">
      <style:table-column-properties fo:break-before="auto" style:column-width="1.286cm"/>
    </style:style>
    <style:style style:family="table-column" style:name="co6">
      <style:table-column-properties fo:break-before="auto" style:column-width="1.147cm"/>
    </style:style>
    <style:style style:family="table-column" style:name="co7">
      <style:table-column-properties fo:break-before="auto" style:column-width="1.175cm"/>
    </style:style>
    <style:style style:family="table-column" style:name="co8">
      <style:table-column-properties fo:break-before="auto" style:column-width="1.482cm"/>
    </style:style>
    <style:style style:family="table-column" style:name="co9">
      <style:table-column-properties fo:break-before="auto" style:column-width="1.734cm"/>
    </style:style>
    <style:style style:family="table-column" style:name="co10">
      <style:table-column-properties fo:break-before="auto" style:column-width="0.644cm"/>
    </style:style>
    <style:style style:family="table-column" style:name="co11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926cm"/>
    </style:style>
    <style:style style:family="table-row" style:name="ro4">
      <style:table-row-properties fo:break-before="auto" style:use-optimal-row-height="false" style:row-height="0.582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1">
      <style:table-cell-properties fo:padding="0.071cm" fo:border-left="1.76pt solid #000000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">
      <style:table-cell-properties style:glyph-orientation-vertical="0" fo:padding="0.071cm" style:diagonal-bl-tr="none" style:text-align-source="fix" fo:border="1.76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 table:number-columns-repeated="222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HET RIJK; VIJFDE GEDEELTE: INDEELING DER WERKELIJKE BEVOLKING NAAR DE KERKELIJKE GEZINDTEN</text:p>
          </table:table-cell>
          <table:table-cell table:style-name="ce10" table:number-columns-repeated="33"/>
          <table:table-cell table:style-name="ce39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4" table:style-name="ce3" table:number-columns-spanned="1" office:value-type="string">
            <text:p>PROVINCIËN</text:p>
          </table:table-cell>
          <table:table-cell table:style-name="ce11"/>
          <table:table-cell ns41:value-type="string" table:number-rows-spanned="3" table:style-name="ce12" table:number-columns-spanned="2" office:value-type="string">
            <text:p>Nederduitsch Hervorm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Waalsch Hervorm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Remonstrant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Christelijk Gereformeer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Doopsgezind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Evangelisch Luthersch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Hersteld Luthersch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Leden der Nederduitsche Gereformeerde Kerk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Roomsch-Catholiek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Oud-Roomsch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Nederlandsche Israëliet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Portugeesche Israëlieten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Tot een ander of tot geen kerkgenootschap of gezindte behoorende, of onbekend</text:p>
          </table:table-cell>
          <table:covered-table-cell table:style-name="ce18"/>
          <table:table-cell ns41:value-type="string" table:number-rows-spanned="3" table:style-name="ce23" table:number-columns-spanned="2" office:value-type="string">
            <text:p>Totaal der werkelijke bevolking</text:p>
          </table:table-cell>
          <table:covered-table-cell table:style-name="ce18"/>
          <table:table-cell ns41:value-type="string" table:number-rows-spanned="4" table:style-name="ce28" table:number-columns-spanned="1" office:value-type="string">
            <text:p>Telling</text:p>
          </table:table-cell>
          <table:table-cell ns41:value-type="string" table:number-rows-spanned="4" table:style-name="ce28" table:number-columns-spanned="1" office:value-type="string">
            <text:p>Tabel</text:p>
          </table:table-cell>
          <table:table-cell ns41:value-type="string" table:number-rows-spanned="4" table:style-name="ce28" table:number-columns-spanned="1" office:value-type="string">
            <text:p>Pagina links</text:p>
          </table:table-cell>
          <table:table-cell ns41:value-type="string" table:number-rows-spanned="4" table:style-name="ce38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Image nummer</text:p>
          </table:table-cell>
          <table:table-cell table:style-name="ce11" table:number-columns-repeated="989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style-name="ce19" table:number-columns-repeated="13"/>
          <table:covered-table-cell table:style-name="ce24" table:number-columns-repeated="2"/>
          <table:covered-table-cell table:style-name="ce19" table:number-columns-repeated="12"/>
          <table:covered-table-cell table:style-name="ce29" table:number-columns-repeated="4"/>
          <table:covered-table-cell table:style-name="ce41"/>
          <table:table-cell table:style-name="ce11" table:number-columns-repeated="989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style-name="ce19" table:number-columns-repeated="13"/>
          <table:covered-table-cell table:style-name="ce24" table:number-columns-repeated="2"/>
          <table:covered-table-cell table:style-name="ce19" table:number-columns-repeated="12"/>
          <table:covered-table-cell table:style-name="ce29" table:number-columns-repeated="4"/>
          <table:covered-table-cell table:style-name="ce41"/>
          <table:table-cell table:style-name="ce11" table:number-columns-repeated="989"/>
        </table:table-row>
        <table:table-row table:style-name="ro2">
          <table:covered-table-cell table:style-name="ce5"/>
          <table:table-cell table:style-name="ce11"/>
          <table:table-cell ns41:value-type="string" table:style-name="ce14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covered-table-cell table:style-name="ce30" table:number-columns-repeated="4"/>
          <table:covered-table-cell table:style-name="ce42"/>
          <table:table-cell table:style-name="ce11" table:number-columns-repeated="989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ce6" office:value-type="string">
            <text:p>Voornaamste gemeenten (van 20.000 inwoners en daarboven)</text:p>
          </table:table-cell>
          <table:table-cell/>
          <table:table-cell table:style-name="ce15"/>
          <table:table-cell table:style-name="ce21" table:number-columns-repeated="26"/>
          <table:table-cell table:style-name="ce25"/>
          <table:table-cell table:style-name="ce31"/>
          <table:table-cell table:style-name="ce34"/>
          <table:table-cell table:style-name="ce37" table:number-columns-repeated="2"/>
          <table:table-cell table:style-name="ce43"/>
          <table:table-cell table:number-columns-repeated="98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ns41:value-type="float" table:style-name="ce16" office:value="3852" office:value-type="float">
            <text:p>3852</text:p>
          </table:table-cell>
          <table:table-cell ns41:value-type="float" office:value="3225" office:value-type="float">
            <text:p>3225</text:p>
          </table:table-cell>
          <table:table-cell ns41:value-type="float" office:value="58" office:value-type="float">
            <text:p>58</text:p>
          </table:table-cell>
          <table:table-cell ns41:value-type="float" office:value="53" office:value-type="float">
            <text:p>53</text:p>
          </table:table-cell>
          <table:table-cell ns41:value-type="float" office:value="38" office:value-type="float">
            <text:p>38</text:p>
          </table:table-cell>
          <table:table-cell ns41:value-type="float" office:value="27" office:value-type="float">
            <text:p>27</text:p>
          </table:table-cell>
          <table:table-cell ns41:value-type="float" office:value="179" office:value-type="float">
            <text:p>179</text:p>
          </table:table-cell>
          <table:table-cell ns41:value-type="float" office:value="188" office:value-type="float">
            <text:p>188</text:p>
          </table:table-cell>
          <table:table-cell ns41:value-type="float" office:value="61" office:value-type="float">
            <text:p>61</text:p>
          </table:table-cell>
          <table:table-cell ns41:value-type="float" office:value="37" office:value-type="float">
            <text:p>37</text:p>
          </table:table-cell>
          <table:table-cell ns41:value-type="float" office:value="149" office:value-type="float">
            <text:p>149</text:p>
          </table:table-cell>
          <table:table-cell ns41:value-type="float" office:value="131" office:value-type="float">
            <text:p>131</text:p>
          </table:table-cell>
          <table:table-cell ns41:value-type="float" office:value="45" office:value-type="float">
            <text:p>45</text:p>
          </table:table-cell>
          <table:table-cell ns41:value-type="float" office:value="31" office:value-type="float">
            <text:p>31</text:p>
          </table:table-cell>
          <table:table-cell ns41:value-type="float" office:value="77" office:value-type="float">
            <text:p>77</text:p>
          </table:table-cell>
          <table:table-cell ns41:value-type="float" office:value="71" office:value-type="float">
            <text:p>71</text:p>
          </table:table-cell>
          <table:table-cell ns41:value-type="float" office:value="35349" office:value-type="float">
            <text:p>35349</text:p>
          </table:table-cell>
          <table:table-cell ns41:value-type="float" office:value="38549" office:value-type="float">
            <text:p>38549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405" office:value-type="float">
            <text:p>405</text:p>
          </table:table-cell>
          <table:table-cell ns41:value-type="float" office:value="391" office:value-type="float">
            <text:p>39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64" office:value-type="float">
            <text:p>164</text:p>
          </table:table-cell>
          <table:table-cell ns41:value-type="float" office:value="125" office:value-type="float">
            <text:p>125</text:p>
          </table:table-cell>
          <table:table-cell ns41:value-type="float" office:value="40385" office:value-type="float">
            <text:p>40385</text:p>
          </table:table-cell>
          <table:table-cell ns41:value-type="float" office:value="42834" office:value-type="float">
            <text:p>4283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14142" office:value-type="float">
            <text:p>14142</text:p>
          </table:table-cell>
          <table:table-cell ns41:value-type="float" office:value="16347" office:value-type="float">
            <text:p>16347</text:p>
          </table:table-cell>
          <table:table-cell ns41:value-type="float" office:value="132" office:value-type="float">
            <text:p>132</text:p>
          </table:table-cell>
          <table:table-cell ns41:value-type="float" office:value="108" office:value-type="float">
            <text:p>108</text:p>
          </table:table-cell>
          <table:table-cell ns41:value-type="float" office:value="339" office:value-type="float">
            <text:p>339</text:p>
          </table:table-cell>
          <table:table-cell ns41:value-type="float" office:value="535" office:value-type="float">
            <text:p>535</text:p>
          </table:table-cell>
          <table:table-cell ns41:value-type="float" office:value="276" office:value-type="float">
            <text:p>276</text:p>
          </table:table-cell>
          <table:table-cell ns41:value-type="float" office:value="355" office:value-type="float">
            <text:p>355</text:p>
          </table:table-cell>
          <table:table-cell ns41:value-type="float" office:value="224" office:value-type="float">
            <text:p>224</text:p>
          </table:table-cell>
          <table:table-cell ns41:value-type="float" office:value="252" office:value-type="float">
            <text:p>252</text:p>
          </table:table-cell>
          <table:table-cell ns41:value-type="float" office:value="747" office:value-type="float">
            <text:p>747</text:p>
          </table:table-cell>
          <table:table-cell ns41:value-type="float" office:value="727" office:value-type="float">
            <text:p>727</text:p>
          </table:table-cell>
          <table:table-cell ns41:value-type="float" office:value="118" office:value-type="float">
            <text:p>118</text:p>
          </table:table-cell>
          <table:table-cell ns41:value-type="float" office:value="170" office:value-type="float">
            <text:p>170</text:p>
          </table:table-cell>
          <table:table-cell ns41:value-type="float" office:value="918" office:value-type="float">
            <text:p>918</text:p>
          </table:table-cell>
          <table:table-cell ns41:value-type="float" office:value="829" office:value-type="float">
            <text:p>829</text:p>
          </table:table-cell>
          <table:table-cell ns41:value-type="float" office:value="20155" office:value-type="float">
            <text:p>20155</text:p>
          </table:table-cell>
          <table:table-cell ns41:value-type="float" office:value="22754" office:value-type="float">
            <text:p>22754</text:p>
          </table:table-cell>
          <table:table-cell ns41:value-type="float" office:value="25" office:value-type="float">
            <text:p>25</text:p>
          </table:table-cell>
          <table:table-cell ns41:value-type="float" office:value="20" office:value-type="float">
            <text:p>20</text:p>
          </table:table-cell>
          <table:table-cell ns41:value-type="float" office:value="762" office:value-type="float">
            <text:p>762</text:p>
          </table:table-cell>
          <table:table-cell ns41:value-type="float" office:value="773" office:value-type="float">
            <text:p>773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568" office:value-type="float">
            <text:p>568</text:p>
          </table:table-cell>
          <table:table-cell ns41:value-type="float" office:value="544" office:value-type="float">
            <text:p>544</text:p>
          </table:table-cell>
          <table:table-cell ns41:value-type="float" office:value="38412" office:value-type="float">
            <text:p>38412</text:p>
          </table:table-cell>
          <table:table-cell ns41:value-type="float" table:style-name="ce26" office:value="43416" office:value-type="float">
            <text:p>4341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123667" office:value-type="float">
            <text:p>123667</text:p>
          </table:table-cell>
          <table:table-cell ns41:value-type="float" office:value="144024" office:value-type="float">
            <text:p>144024</text:p>
          </table:table-cell>
          <table:table-cell ns41:value-type="float" office:value="1677" office:value-type="float">
            <text:p>1677</text:p>
          </table:table-cell>
          <table:table-cell ns41:value-type="float" office:value="2038" office:value-type="float">
            <text:p>2038</text:p>
          </table:table-cell>
          <table:table-cell ns41:value-type="float" office:value="1914" office:value-type="float">
            <text:p>1914</text:p>
          </table:table-cell>
          <table:table-cell ns41:value-type="float" office:value="2421" office:value-type="float">
            <text:p>2421</text:p>
          </table:table-cell>
          <table:table-cell ns41:value-type="float" office:value="5674" office:value-type="float">
            <text:p>5674</text:p>
          </table:table-cell>
          <table:table-cell ns41:value-type="float" office:value="6946" office:value-type="float">
            <text:p>6946</text:p>
          </table:table-cell>
          <table:table-cell ns41:value-type="float" office:value="977" office:value-type="float">
            <text:p>977</text:p>
          </table:table-cell>
          <table:table-cell ns41:value-type="float" office:value="1092" office:value-type="float">
            <text:p>1092</text:p>
          </table:table-cell>
          <table:table-cell ns41:value-type="float" office:value="5854" office:value-type="float">
            <text:p>5854</text:p>
          </table:table-cell>
          <table:table-cell ns41:value-type="float" office:value="6386" office:value-type="float">
            <text:p>6386</text:p>
          </table:table-cell>
          <table:table-cell ns41:value-type="float" office:value="1116" office:value-type="float">
            <text:p>1116</text:p>
          </table:table-cell>
          <table:table-cell ns41:value-type="float" office:value="1269" office:value-type="float">
            <text:p>1269</text:p>
          </table:table-cell>
          <table:table-cell ns41:value-type="float" office:value="7604" office:value-type="float">
            <text:p>7604</text:p>
          </table:table-cell>
          <table:table-cell ns41:value-type="float" office:value="8422" office:value-type="float">
            <text:p>8422</text:p>
          </table:table-cell>
          <table:table-cell ns41:value-type="float" office:value="67330" office:value-type="float">
            <text:p>67330</text:p>
          </table:table-cell>
          <table:table-cell ns41:value-type="float" office:value="77399" office:value-type="float">
            <text:p>77399</text:p>
          </table:table-cell>
          <table:table-cell ns41:value-type="float" office:value="681" office:value-type="float">
            <text:p>681</text:p>
          </table:table-cell>
          <table:table-cell ns41:value-type="float" office:value="808" office:value-type="float">
            <text:p>808</text:p>
          </table:table-cell>
          <table:table-cell ns41:value-type="float" office:value="6150" office:value-type="float">
            <text:p>6150</text:p>
          </table:table-cell>
          <table:table-cell ns41:value-type="float" office:value="6685" office:value-type="float">
            <text:p>6685</text:p>
          </table:table-cell>
          <table:table-cell ns41:value-type="float" office:value="118" office:value-type="float">
            <text:p>118</text:p>
          </table:table-cell>
          <table:table-cell ns41:value-type="float" office:value="144" office:value-type="float">
            <text:p>144</text:p>
          </table:table-cell>
          <table:table-cell ns41:value-type="float" office:value="4424" office:value-type="float">
            <text:p>4424</text:p>
          </table:table-cell>
          <table:table-cell ns41:value-type="float" office:value="3839" office:value-type="float">
            <text:p>3839</text:p>
          </table:table-cell>
          <table:table-cell ns41:value-type="float" office:value="227186" office:value-type="float">
            <text:p>227186</text:p>
          </table:table-cell>
          <table:table-cell ns41:value-type="float" table:style-name="ce26" office:value="261473" office:value-type="float">
            <text:p>26147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97137" office:value-type="float">
            <text:p>97137</text:p>
          </table:table-cell>
          <table:table-cell ns41:value-type="float" office:value="110927" office:value-type="float">
            <text:p>110927</text:p>
          </table:table-cell>
          <table:table-cell ns41:value-type="float" office:value="1994" office:value-type="float">
            <text:p>1994</text:p>
          </table:table-cell>
          <table:table-cell ns41:value-type="float" office:value="2216" office:value-type="float">
            <text:p>2216</text:p>
          </table:table-cell>
          <table:table-cell ns41:value-type="float" office:value="1335" office:value-type="float">
            <text:p>1335</text:p>
          </table:table-cell>
          <table:table-cell ns41:value-type="float" office:value="1596" office:value-type="float">
            <text:p>1596</text:p>
          </table:table-cell>
          <table:table-cell ns41:value-type="float" office:value="3600" office:value-type="float">
            <text:p>3600</text:p>
          </table:table-cell>
          <table:table-cell ns41:value-type="float" office:value="4497" office:value-type="float">
            <text:p>4497</text:p>
          </table:table-cell>
          <table:table-cell ns41:value-type="float" office:value="5264" office:value-type="float">
            <text:p>5264</text:p>
          </table:table-cell>
          <table:table-cell ns41:value-type="float" office:value="5828" office:value-type="float">
            <text:p>5828</text:p>
          </table:table-cell>
          <table:table-cell ns41:value-type="float" office:value="16938" office:value-type="float">
            <text:p>16938</text:p>
          </table:table-cell>
          <table:table-cell ns41:value-type="float" office:value="17607" office:value-type="float">
            <text:p>17607</text:p>
          </table:table-cell>
          <table:table-cell ns41:value-type="float" office:value="5804" office:value-type="float">
            <text:p>5804</text:p>
          </table:table-cell>
          <table:table-cell ns41:value-type="float" office:value="7257" office:value-type="float">
            <text:p>7257</text:p>
          </table:table-cell>
          <table:table-cell ns41:value-type="float" office:value="14754" office:value-type="float">
            <text:p>14754</text:p>
          </table:table-cell>
          <table:table-cell ns41:value-type="float" office:value="16661" office:value-type="float">
            <text:p>16661</text:p>
          </table:table-cell>
          <table:table-cell ns41:value-type="float" office:value="57993" office:value-type="float">
            <text:p>57993</text:p>
          </table:table-cell>
          <table:table-cell ns41:value-type="float" office:value="65138" office:value-type="float">
            <text:p>65138</text:p>
          </table:table-cell>
          <table:table-cell ns41:value-type="float" office:value="628" office:value-type="float">
            <text:p>628</text:p>
          </table:table-cell>
          <table:table-cell ns41:value-type="float" office:value="648" office:value-type="float">
            <text:p>648</text:p>
          </table:table-cell>
          <table:table-cell ns41:value-type="float" office:value="24679" office:value-type="float">
            <text:p>24679</text:p>
          </table:table-cell>
          <table:table-cell ns41:value-type="float" office:value="26388" office:value-type="float">
            <text:p>26388</text:p>
          </table:table-cell>
          <table:table-cell ns41:value-type="float" office:value="2174" office:value-type="float">
            <text:p>2174</text:p>
          </table:table-cell>
          <table:table-cell ns41:value-type="float" office:value="2389" office:value-type="float">
            <text:p>2389</text:p>
          </table:table-cell>
          <table:table-cell ns41:value-type="float" office:value="6707" office:value-type="float">
            <text:p>6707</text:p>
          </table:table-cell>
          <table:table-cell ns41:value-type="float" office:value="5526" office:value-type="float">
            <text:p>5526</text:p>
          </table:table-cell>
          <table:table-cell ns41:value-type="float" office:value="239007" office:value-type="float">
            <text:p>239007</text:p>
          </table:table-cell>
          <table:table-cell ns41:value-type="float" table:style-name="ce26" office:value="266678" office:value-type="float">
            <text:p>266678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ns41:value-type="float" table:style-name="ce16" office:value="20161" office:value-type="float">
            <text:p>20161</text:p>
          </table:table-cell>
          <table:table-cell ns41:value-type="float" office:value="22632" office:value-type="float">
            <text:p>22632</text:p>
          </table:table-cell>
          <table:table-cell ns41:value-type="float" office:value="197" office:value-type="float">
            <text:p>197</text:p>
          </table:table-cell>
          <table:table-cell ns41:value-type="float" office:value="213" office:value-type="float">
            <text:p>213</text:p>
          </table:table-cell>
          <table:table-cell ns41:value-type="float" office:value="342" office:value-type="float">
            <text:p>342</text:p>
          </table:table-cell>
          <table:table-cell ns41:value-type="float" office:value="436" office:value-type="float">
            <text:p>436</text:p>
          </table:table-cell>
          <table:table-cell ns41:value-type="float" office:value="300" office:value-type="float">
            <text:p>300</text:p>
          </table:table-cell>
          <table:table-cell ns41:value-type="float" office:value="430" office:value-type="float">
            <text:p>430</text:p>
          </table:table-cell>
          <table:table-cell ns41:value-type="float" office:value="266" office:value-type="float">
            <text:p>266</text:p>
          </table:table-cell>
          <table:table-cell ns41:value-type="float" office:value="267" office:value-type="float">
            <text:p>267</text:p>
          </table:table-cell>
          <table:table-cell ns41:value-type="float" office:value="915" office:value-type="float">
            <text:p>915</text:p>
          </table:table-cell>
          <table:table-cell ns41:value-type="float" office:value="948" office:value-type="float">
            <text:p>948</text:p>
          </table:table-cell>
          <table:table-cell ns41:value-type="float" office:value="91" office:value-type="float">
            <text:p>91</text:p>
          </table:table-cell>
          <table:table-cell ns41:value-type="float" office:value="154" office:value-type="float">
            <text:p>154</text:p>
          </table:table-cell>
          <table:table-cell ns41:value-type="float" office:value="1917" office:value-type="float">
            <text:p>1917</text:p>
          </table:table-cell>
          <table:table-cell ns41:value-type="float" office:value="2059" office:value-type="float">
            <text:p>2059</text:p>
          </table:table-cell>
          <table:table-cell ns41:value-type="float" office:value="14522" office:value-type="float">
            <text:p>14522</text:p>
          </table:table-cell>
          <table:table-cell ns41:value-type="float" office:value="15739" office:value-type="float">
            <text:p>15739</text:p>
          </table:table-cell>
          <table:table-cell ns41:value-type="float" office:value="615" office:value-type="float">
            <text:p>615</text:p>
          </table:table-cell>
          <table:table-cell ns41:value-type="float" office:value="707" office:value-type="float">
            <text:p>707</text:p>
          </table:table-cell>
          <table:table-cell ns41:value-type="float" office:value="379" office:value-type="float">
            <text:p>379</text:p>
          </table:table-cell>
          <table:table-cell ns41:value-type="float" office:value="324" office:value-type="float">
            <text:p>324</text:p>
          </table:table-cell>
          <table:table-cell ns41:value-type="float" office:value="6" office:value-type="float">
            <text:p>6</text:p>
          </table:table-cell>
          <table:table-cell ns41:value-type="float" office:value="15" office:value-type="float">
            <text:p>15</text:p>
          </table:table-cell>
          <table:table-cell ns41:value-type="float" office:value="402" office:value-type="float">
            <text:p>402</text:p>
          </table:table-cell>
          <table:table-cell ns41:value-type="float" office:value="309" office:value-type="float">
            <text:p>309</text:p>
          </table:table-cell>
          <table:table-cell ns41:value-type="float" office:value="40113" office:value-type="float">
            <text:p>40113</text:p>
          </table:table-cell>
          <table:table-cell ns41:value-type="float" table:style-name="ce26" office:value="44233" office:value-type="float">
            <text:p>4423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ns41:value-type="float" table:style-name="ce16" office:value="9276" office:value-type="float">
            <text:p>9276</text:p>
          </table:table-cell>
          <table:table-cell ns41:value-type="float" office:value="10583" office:value-type="float">
            <text:p>10583</text:p>
          </table:table-cell>
          <table:table-cell ns41:value-type="float" office:value="13" office:value-type="float">
            <text:p>13</text:p>
          </table:table-cell>
          <table:table-cell ns41:value-type="float" office:value="17" office:value-type="float">
            <text:p>17</text:p>
          </table:table-cell>
          <table:table-cell ns41:value-type="float" office:value="14" office:value-type="float">
            <text:p>14</text:p>
          </table:table-cell>
          <table:table-cell ns41:value-type="float" office:value="23" office:value-type="float">
            <text:p>23</text:p>
          </table:table-cell>
          <table:table-cell ns41:value-type="float" office:value="531" office:value-type="float">
            <text:p>531</text:p>
          </table:table-cell>
          <table:table-cell ns41:value-type="float" office:value="617" office:value-type="float">
            <text:p>617</text:p>
          </table:table-cell>
          <table:table-cell ns41:value-type="float" office:value="649" office:value-type="float">
            <text:p>649</text:p>
          </table:table-cell>
          <table:table-cell ns41:value-type="float" office:value="728" office:value-type="float">
            <text:p>728</text:p>
          </table:table-cell>
          <table:table-cell ns41:value-type="float" office:value="281" office:value-type="float">
            <text:p>281</text:p>
          </table:table-cell>
          <table:table-cell ns41:value-type="float" office:value="247" office:value-type="float">
            <text:p>247</text:p>
          </table:table-cell>
          <table:table-cell ns41:value-type="float" office:value="70" office:value-type="float">
            <text:p>70</text:p>
          </table:table-cell>
          <table:table-cell ns41:value-type="float" office:value="82" office:value-type="float">
            <text:p>82</text:p>
          </table:table-cell>
          <table:table-cell ns41:value-type="float" office:value="255" office:value-type="float">
            <text:p>255</text:p>
          </table:table-cell>
          <table:table-cell ns41:value-type="float" office:value="230" office:value-type="float">
            <text:p>230</text:p>
          </table:table-cell>
          <table:table-cell ns41:value-type="float" office:value="2567" office:value-type="float">
            <text:p>2567</text:p>
          </table:table-cell>
          <table:table-cell ns41:value-type="float" office:value="2678" office:value-type="float">
            <text:p>2678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481" office:value-type="float">
            <text:p>481</text:p>
          </table:table-cell>
          <table:table-cell ns41:value-type="float" office:value="499" office:value-type="float">
            <text:p>499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10" office:value-type="float">
            <text:p>310</text:p>
          </table:table-cell>
          <table:table-cell ns41:value-type="float" office:value="276" office:value-type="float">
            <text:p>276</text:p>
          </table:table-cell>
          <table:table-cell ns41:value-type="float" office:value="14451" office:value-type="float">
            <text:p>14451</text:p>
          </table:table-cell>
          <table:table-cell ns41:value-type="float" table:style-name="ce26" office:value="15982" office:value-type="float">
            <text:p>15982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15394" office:value-type="float">
            <text:p>15394</text:p>
          </table:table-cell>
          <table:table-cell ns41:value-type="float" office:value="16214" office:value-type="float">
            <text:p>16214</text:p>
          </table:table-cell>
          <table:table-cell ns41:value-type="float" office:value="38" office:value-type="float">
            <text:p>38</text:p>
          </table:table-cell>
          <table:table-cell ns41:value-type="float" office:value="42" office:value-type="float">
            <text:p>42</text:p>
          </table:table-cell>
          <table:table-cell ns41:value-type="float" office:value="35" office:value-type="float">
            <text:p>35</text:p>
          </table:table-cell>
          <table:table-cell ns41:value-type="float" office:value="30" office:value-type="float">
            <text:p>30</text:p>
          </table:table-cell>
          <table:table-cell ns41:value-type="float" office:value="664" office:value-type="float">
            <text:p>664</text:p>
          </table:table-cell>
          <table:table-cell ns41:value-type="float" office:value="820" office:value-type="float">
            <text:p>820</text:p>
          </table:table-cell>
          <table:table-cell ns41:value-type="float" office:value="279" office:value-type="float">
            <text:p>279</text:p>
          </table:table-cell>
          <table:table-cell ns41:value-type="float" office:value="327" office:value-type="float">
            <text:p>327</text:p>
          </table:table-cell>
          <table:table-cell ns41:value-type="float" office:value="339" office:value-type="float">
            <text:p>339</text:p>
          </table:table-cell>
          <table:table-cell ns41:value-type="float" office:value="326" office:value-type="float">
            <text:p>326</text:p>
          </table:table-cell>
          <table:table-cell ns41:value-type="float" office:value="298" office:value-type="float">
            <text:p>298</text:p>
          </table:table-cell>
          <table:table-cell ns41:value-type="float" office:value="307" office:value-type="float">
            <text:p>307</text:p>
          </table:table-cell>
          <table:table-cell ns41:value-type="float" office:value="650" office:value-type="float">
            <text:p>650</text:p>
          </table:table-cell>
          <table:table-cell ns41:value-type="float" office:value="544" office:value-type="float">
            <text:p>544</text:p>
          </table:table-cell>
          <table:table-cell ns41:value-type="float" office:value="5569" office:value-type="float">
            <text:p>5569</text:p>
          </table:table-cell>
          <table:table-cell ns41:value-type="float" office:value="5821" office:value-type="float">
            <text:p>582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585" office:value-type="float">
            <text:p>585</text:p>
          </table:table-cell>
          <table:table-cell ns41:value-type="float" office:value="529" office:value-type="float">
            <text:p>529</text:p>
          </table:table-cell>
          <table:table-cell ns41:value-type="float" office:value="8" office:value-type="float">
            <text:p>8</text:p>
          </table:table-cell>
          <table:table-cell ns41:value-type="float" office:value="5" office:value-type="float">
            <text:p>5</text:p>
          </table:table-cell>
          <table:table-cell ns41:value-type="float" office:value="284" office:value-type="float">
            <text:p>284</text:p>
          </table:table-cell>
          <table:table-cell ns41:value-type="float" office:value="188" office:value-type="float">
            <text:p>188</text:p>
          </table:table-cell>
          <table:table-cell ns41:value-type="float" office:value="24145" office:value-type="float">
            <text:p>24145</text:p>
          </table:table-cell>
          <table:table-cell ns41:value-type="float" table:style-name="ce26" office:value="25153" office:value-type="float">
            <text:p>2515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ns41:value-type="float" table:style-name="ce16" office:value="14383" office:value-type="float">
            <text:p>14383</text:p>
          </table:table-cell>
          <table:table-cell ns41:value-type="float" office:value="16920" office:value-type="float">
            <text:p>16920</text:p>
          </table:table-cell>
          <table:table-cell ns41:value-type="float" office:value="35" office:value-type="float">
            <text:p>35</text:p>
          </table:table-cell>
          <table:table-cell ns41:value-type="float" office:value="53" office:value-type="float">
            <text:p>53</text:p>
          </table:table-cell>
          <table:table-cell ns41:value-type="float" office:value="524" office:value-type="float">
            <text:p>524</text:p>
          </table:table-cell>
          <table:table-cell ns41:value-type="float" office:value="805" office:value-type="float">
            <text:p>805</text:p>
          </table:table-cell>
          <table:table-cell ns41:value-type="float" office:value="930" office:value-type="float">
            <text:p>930</text:p>
          </table:table-cell>
          <table:table-cell ns41:value-type="float" office:value="1245" office:value-type="float">
            <text:p>1245</text:p>
          </table:table-cell>
          <table:table-cell ns41:value-type="float" office:value="597" office:value-type="float">
            <text:p>597</text:p>
          </table:table-cell>
          <table:table-cell ns41:value-type="float" office:value="683" office:value-type="float">
            <text:p>683</text:p>
          </table:table-cell>
          <table:table-cell ns41:value-type="float" office:value="510" office:value-type="float">
            <text:p>510</text:p>
          </table:table-cell>
          <table:table-cell ns41:value-type="float" office:value="522" office:value-type="float">
            <text:p>522</text:p>
          </table:table-cell>
          <table:table-cell ns41:value-type="float" office:value="74" office:value-type="float">
            <text:p>74</text:p>
          </table:table-cell>
          <table:table-cell ns41:value-type="float" office:value="68" office:value-type="float">
            <text:p>68</text:p>
          </table:table-cell>
          <table:table-cell ns41:value-type="float" office:value="2072" office:value-type="float">
            <text:p>2072</text:p>
          </table:table-cell>
          <table:table-cell ns41:value-type="float" office:value="2276" office:value-type="float">
            <text:p>2276</text:p>
          </table:table-cell>
          <table:table-cell ns41:value-type="float" office:value="3629" office:value-type="float">
            <text:p>3629</text:p>
          </table:table-cell>
          <table:table-cell ns41:value-type="float" office:value="4125" office:value-type="float">
            <text:p>4125</text:p>
          </table:table-cell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1192" office:value-type="float">
            <text:p>1192</text:p>
          </table:table-cell>
          <table:table-cell ns41:value-type="float" office:value="1267" office:value-type="float">
            <text:p>1267</text:p>
          </table:table-cell>
          <table:table-cell ns41:value-type="float" office:value="10" office:value-type="float">
            <text:p>10</text:p>
          </table:table-cell>
          <table:table-cell ns41:value-type="float" office:value="13" office:value-type="float">
            <text:p>13</text:p>
          </table:table-cell>
          <table:table-cell ns41:value-type="float" office:value="2213" office:value-type="float">
            <text:p>2213</text:p>
          </table:table-cell>
          <table:table-cell ns41:value-type="float" office:value="1882" office:value-type="float">
            <text:p>1882</text:p>
          </table:table-cell>
          <table:table-cell ns41:value-type="float" office:value="26176" office:value-type="float">
            <text:p>26176</text:p>
          </table:table-cell>
          <table:table-cell ns41:value-type="float" table:style-name="ce26" office:value="29862" office:value-type="float">
            <text:p>29862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ns41:value-type="float" table:style-name="ce16" office:value="500" office:value-type="float">
            <text:p>500</text:p>
          </table:table-cell>
          <table:table-cell ns41:value-type="float" office:value="408" office:value-type="float">
            <text:p>408</text:p>
          </table:table-cell>
          <table:table-cell ns41:value-type="float" office:value="37" office:value-type="float">
            <text:p>37</text:p>
          </table:table-cell>
          <table:table-cell ns41:value-type="float" office:value="32" office:value-type="float">
            <text:p>32</text:p>
          </table:table-cell>
          <table:table-cell ns41:value-type="float" office:value="5" office:value-type="float">
            <text:p>5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4" office:value-type="float">
            <text:p>4</text:p>
          </table:table-cell>
          <table:table-cell ns41:value-type="float" office:value="71" office:value-type="float">
            <text:p>71</text:p>
          </table:table-cell>
          <table:table-cell ns41:value-type="float" office:value="48" office:value-type="float">
            <text:p>48</text:p>
          </table:table-cell>
          <table:table-cell ns41:value-type="float" office:value="15" office:value-type="float">
            <text:p>15</text:p>
          </table:table-cell>
          <table:table-cell ns41:value-type="float" office:value="14" office:value-type="float">
            <text:p>14</text:p>
          </table:table-cell>
          <table:table-cell ns41:value-type="float" office:value="42" office:value-type="float">
            <text:p>42</text:p>
          </table:table-cell>
          <table:table-cell ns41:value-type="float" office:value="2" office:value-type="float">
            <text:p>2</text:p>
          </table:table-cell>
          <table:table-cell ns41:value-type="float" office:value="14035" office:value-type="float">
            <text:p>14035</text:p>
          </table:table-cell>
          <table:table-cell ns41:value-type="float" office:value="16388" office:value-type="float">
            <text:p>16388</text:p>
          </table:table-cell>
          <table:table-cell table:number-columns-repeated="2"/>
          <table:table-cell ns41:value-type="float" office:value="187" office:value-type="float">
            <text:p>187</text:p>
          </table:table-cell>
          <table:table-cell ns41:value-type="float" office:value="211" office:value-type="float">
            <text:p>211</text:p>
          </table:table-cell>
          <table:table-cell table:number-columns-repeated="2"/>
          <table:table-cell ns41:value-type="float" office:value="46" office:value-type="float">
            <text:p>46</text:p>
          </table:table-cell>
          <table:table-cell ns41:value-type="float" office:value="13" office:value-type="float">
            <text:p>13</text:p>
          </table:table-cell>
          <table:table-cell ns41:value-type="float" office:value="14948" office:value-type="float">
            <text:p>14948</text:p>
          </table:table-cell>
          <table:table-cell ns41:value-type="float" table:style-name="ce26" office:value="17130" office:value-type="float">
            <text:p>1713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Totaal</text:p>
          </table:table-cell>
          <table:table-cell/>
          <table:table-cell ns41:value-type="float" table:style-name="ce16" office:value="298512" office:value-type="float">
            <text:p>298512</text:p>
          </table:table-cell>
          <table:table-cell ns41:value-type="float" office:value="341280" office:value-type="float">
            <text:p>341280</text:p>
          </table:table-cell>
          <table:table-cell ns41:value-type="float" office:value="4181" office:value-type="float">
            <text:p>4181</text:p>
          </table:table-cell>
          <table:table-cell ns41:value-type="float" office:value="4772" office:value-type="float">
            <text:p>4772</text:p>
          </table:table-cell>
          <table:table-cell ns41:value-type="float" office:value="4546" office:value-type="float">
            <text:p>4546</text:p>
          </table:table-cell>
          <table:table-cell ns41:value-type="float" office:value="5883" office:value-type="float">
            <text:p>5883</text:p>
          </table:table-cell>
          <table:table-cell ns41:value-type="float" office:value="12155" office:value-type="float">
            <text:p>12155</text:p>
          </table:table-cell>
          <table:table-cell ns41:value-type="float" office:value="15098" office:value-type="float">
            <text:p>15098</text:p>
          </table:table-cell>
          <table:table-cell ns41:value-type="float" office:value="8326" office:value-type="float">
            <text:p>8326</text:p>
          </table:table-cell>
          <table:table-cell ns41:value-type="float" office:value="9218" office:value-type="float">
            <text:p>9218</text:p>
          </table:table-cell>
          <table:table-cell ns41:value-type="float" office:value="25804" office:value-type="float">
            <text:p>25804</text:p>
          </table:table-cell>
          <table:table-cell ns41:value-type="float" office:value="26942" office:value-type="float">
            <text:p>26942</text:p>
          </table:table-cell>
          <table:table-cell ns41:value-type="float" office:value="7631" office:value-type="float">
            <text:p>7631</text:p>
          </table:table-cell>
          <table:table-cell ns41:value-type="float" office:value="9352" office:value-type="float">
            <text:p>9352</text:p>
          </table:table-cell>
          <table:table-cell ns41:value-type="float" office:value="28289" office:value-type="float">
            <text:p>28289</text:p>
          </table:table-cell>
          <table:table-cell ns41:value-type="float" office:value="31094" office:value-type="float">
            <text:p>31094</text:p>
          </table:table-cell>
          <table:table-cell ns41:value-type="float" office:value="221149" office:value-type="float">
            <text:p>221149</text:p>
          </table:table-cell>
          <table:table-cell ns41:value-type="float" office:value="248591" office:value-type="float">
            <text:p>248591</text:p>
          </table:table-cell>
          <table:table-cell ns41:value-type="float" office:value="1965" office:value-type="float">
            <text:p>1965</text:p>
          </table:table-cell>
          <table:table-cell ns41:value-type="float" office:value="2191" office:value-type="float">
            <text:p>2191</text:p>
          </table:table-cell>
          <table:table-cell ns41:value-type="float" office:value="34820" office:value-type="float">
            <text:p>34820</text:p>
          </table:table-cell>
          <table:table-cell ns41:value-type="float" office:value="37067" office:value-type="float">
            <text:p>37067</text:p>
          </table:table-cell>
          <table:table-cell ns41:value-type="float" office:value="2327" office:value-type="float">
            <text:p>2327</text:p>
          </table:table-cell>
          <table:table-cell ns41:value-type="float" office:value="2571" office:value-type="float">
            <text:p>2571</text:p>
          </table:table-cell>
          <table:table-cell ns41:value-type="float" office:value="15118" office:value-type="float">
            <text:p>15118</text:p>
          </table:table-cell>
          <table:table-cell ns41:value-type="float" office:value="12702" office:value-type="float">
            <text:p>12702</text:p>
          </table:table-cell>
          <table:table-cell ns41:value-type="float" office:value="664823" office:value-type="float">
            <text:p>664823</text:p>
          </table:table-cell>
          <table:table-cell ns41:value-type="float" table:style-name="ce26" office:value="746761" office:value-type="float">
            <text:p>746761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verige gemeenten</text:p>
          </table:table-cell>
          <table:table-cell/>
          <table:table-cell table:style-name="ce16"/>
          <table:table-cell table:number-columns-repeated="2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8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ns41:value-type="float" table:style-name="ce16" office:value="20980" office:value-type="float">
            <text:p>20980</text:p>
          </table:table-cell>
          <table:table-cell ns41:value-type="float" office:value="20498" office:value-type="float">
            <text:p>20498</text:p>
          </table:table-cell>
          <table:table-cell ns41:value-type="float" office:value="32" office:value-type="float">
            <text:p>32</text:p>
          </table:table-cell>
          <table:table-cell ns41:value-type="float" office:value="40" office:value-type="float">
            <text:p>40</text:p>
          </table:table-cell>
          <table:table-cell ns41:value-type="float" office:value="39" office:value-type="float">
            <text:p>39</text:p>
          </table:table-cell>
          <table:table-cell ns41:value-type="float" office:value="51" office:value-type="float">
            <text:p>51</text:p>
          </table:table-cell>
          <table:table-cell ns41:value-type="float" office:value="3189" office:value-type="float">
            <text:p>3189</text:p>
          </table:table-cell>
          <table:table-cell ns41:value-type="float" office:value="3097" office:value-type="float">
            <text:p>3097</text:p>
          </table:table-cell>
          <table:table-cell ns41:value-type="float" office:value="65" office:value-type="float">
            <text:p>65</text:p>
          </table:table-cell>
          <table:table-cell ns41:value-type="float" office:value="64" office:value-type="float">
            <text:p>64</text:p>
          </table:table-cell>
          <table:table-cell ns41:value-type="float" office:value="140" office:value-type="float">
            <text:p>140</text:p>
          </table:table-cell>
          <table:table-cell ns41:value-type="float" office:value="137" office:value-type="float">
            <text:p>137</text:p>
          </table:table-cell>
          <table:table-cell ns41:value-type="float" office:value="30" office:value-type="float">
            <text:p>30</text:p>
          </table:table-cell>
          <table:table-cell ns41:value-type="float" office:value="20" office:value-type="float">
            <text:p>20</text:p>
          </table:table-cell>
          <table:table-cell ns41:value-type="float" office:value="1796" office:value-type="float">
            <text:p>1796</text:p>
          </table:table-cell>
          <table:table-cell ns41:value-type="float" office:value="1793" office:value-type="float">
            <text:p>1793</text:p>
          </table:table-cell>
          <table:table-cell ns41:value-type="float" office:value="188212" office:value-type="float">
            <text:p>188212</text:p>
          </table:table-cell>
          <table:table-cell ns41:value-type="float" office:value="184421" office:value-type="float">
            <text:p>184421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714" office:value-type="float">
            <text:p>714</text:p>
          </table:table-cell>
          <table:table-cell ns41:value-type="float" office:value="735" office:value-type="float">
            <text:p>735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98" office:value-type="float">
            <text:p>198</text:p>
          </table:table-cell>
          <table:table-cell ns41:value-type="float" office:value="148" office:value-type="float">
            <text:p>148</text:p>
          </table:table-cell>
          <table:table-cell ns41:value-type="float" office:value="215402" office:value-type="float">
            <text:p>215402</text:p>
          </table:table-cell>
          <table:table-cell ns41:value-type="float" table:style-name="ce26" office:value="211007" office:value-type="float">
            <text:p>21100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129143" office:value-type="float">
            <text:p>129143</text:p>
          </table:table-cell>
          <table:table-cell ns41:value-type="float" office:value="124510" office:value-type="float">
            <text:p>124510</text:p>
          </table:table-cell>
          <table:table-cell ns41:value-type="float" office:value="82" office:value-type="float">
            <text:p>82</text:p>
          </table:table-cell>
          <table:table-cell ns41:value-type="float" office:value="151" office:value-type="float">
            <text:p>151</text:p>
          </table:table-cell>
          <table:table-cell ns41:value-type="float" office:value="308" office:value-type="float">
            <text:p>308</text:p>
          </table:table-cell>
          <table:table-cell ns41:value-type="float" office:value="403" office:value-type="float">
            <text:p>403</text:p>
          </table:table-cell>
          <table:table-cell ns41:value-type="float" office:value="4283" office:value-type="float">
            <text:p>4283</text:p>
          </table:table-cell>
          <table:table-cell ns41:value-type="float" office:value="4208" office:value-type="float">
            <text:p>4208</text:p>
          </table:table-cell>
          <table:table-cell ns41:value-type="float" office:value="355" office:value-type="float">
            <text:p>355</text:p>
          </table:table-cell>
          <table:table-cell ns41:value-type="float" office:value="427" office:value-type="float">
            <text:p>427</text:p>
          </table:table-cell>
          <table:table-cell ns41:value-type="float" office:value="668" office:value-type="float">
            <text:p>668</text:p>
          </table:table-cell>
          <table:table-cell ns41:value-type="float" office:value="612" office:value-type="float">
            <text:p>612</text:p>
          </table:table-cell>
          <table:table-cell ns41:value-type="float" office:value="115" office:value-type="float">
            <text:p>115</text:p>
          </table:table-cell>
          <table:table-cell ns41:value-type="float" office:value="227" office:value-type="float">
            <text:p>227</text:p>
          </table:table-cell>
          <table:table-cell ns41:value-type="float" office:value="8550" office:value-type="float">
            <text:p>8550</text:p>
          </table:table-cell>
          <table:table-cell ns41:value-type="float" office:value="8012" office:value-type="float">
            <text:p>8012</text:p>
          </table:table-cell>
          <table:table-cell ns41:value-type="float" office:value="73871" office:value-type="float">
            <text:p>73871</text:p>
          </table:table-cell>
          <table:table-cell ns41:value-type="float" office:value="68541" office:value-type="float">
            <text:p>68541</text:p>
          </table:table-cell>
          <table:table-cell ns41:value-type="float" office:value="167" office:value-type="float">
            <text:p>167</text:p>
          </table:table-cell>
          <table:table-cell ns41:value-type="float" office:value="145" office:value-type="float">
            <text:p>145</text:p>
          </table:table-cell>
          <table:table-cell ns41:value-type="float" office:value="1845" office:value-type="float">
            <text:p>1845</text:p>
          </table:table-cell>
          <table:table-cell ns41:value-type="float" office:value="1828" office:value-type="float">
            <text:p>1828</text:p>
          </table:table-cell>
          <table:table-cell ns41:value-type="float" office:value="14" office:value-type="float">
            <text:p>14</text:p>
          </table:table-cell>
          <table:table-cell ns41:value-type="float" office:value="13" office:value-type="float">
            <text:p>13</text:p>
          </table:table-cell>
          <table:table-cell ns41:value-type="float" office:value="976" office:value-type="float">
            <text:p>976</text:p>
          </table:table-cell>
          <table:table-cell ns41:value-type="float" office:value="920" office:value-type="float">
            <text:p>920</text:p>
          </table:table-cell>
          <table:table-cell ns41:value-type="float" office:value="220377" office:value-type="float">
            <text:p>220377</text:p>
          </table:table-cell>
          <table:table-cell ns41:value-type="float" table:style-name="ce26" office:value="209997" office:value-type="float">
            <text:p>20999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153375" office:value-type="float">
            <text:p>153375</text:p>
          </table:table-cell>
          <table:table-cell ns41:value-type="float" office:value="154930" office:value-type="float">
            <text:p>154930</text:p>
          </table:table-cell>
          <table:table-cell ns41:value-type="float" office:value="154" office:value-type="float">
            <text:p>154</text:p>
          </table:table-cell>
          <table:table-cell ns41:value-type="float" office:value="146" office:value-type="float">
            <text:p>146</text:p>
          </table:table-cell>
          <table:table-cell ns41:value-type="float" office:value="935" office:value-type="float">
            <text:p>935</text:p>
          </table:table-cell>
          <table:table-cell ns41:value-type="float" office:value="942" office:value-type="float">
            <text:p>942</text:p>
          </table:table-cell>
          <table:table-cell ns41:value-type="float" office:value="10934" office:value-type="float">
            <text:p>10934</text:p>
          </table:table-cell>
          <table:table-cell ns41:value-type="float" office:value="11517" office:value-type="float">
            <text:p>11517</text:p>
          </table:table-cell>
          <table:table-cell ns41:value-type="float" office:value="287" table:number-columns-repeated="2" office:value-type="float">
            <text:p>287</text:p>
          </table:table-cell>
          <table:table-cell ns41:value-type="float" office:value="1040" office:value-type="float">
            <text:p>1040</text:p>
          </table:table-cell>
          <table:table-cell ns41:value-type="float" office:value="915" office:value-type="float">
            <text:p>915</text:p>
          </table:table-cell>
          <table:table-cell ns41:value-type="float" office:value="203" office:value-type="float">
            <text:p>203</text:p>
          </table:table-cell>
          <table:table-cell ns41:value-type="float" office:value="255" office:value-type="float">
            <text:p>255</text:p>
          </table:table-cell>
          <table:table-cell ns41:value-type="float" office:value="17528" office:value-type="float">
            <text:p>17528</text:p>
          </table:table-cell>
          <table:table-cell ns41:value-type="float" office:value="17500" office:value-type="float">
            <text:p>17500</text:p>
          </table:table-cell>
          <table:table-cell ns41:value-type="float" office:value="41835" office:value-type="float">
            <text:p>41835</text:p>
          </table:table-cell>
          <table:table-cell ns41:value-type="float" office:value="42635" office:value-type="float">
            <text:p>42635</text:p>
          </table:table-cell>
          <table:table-cell ns41:value-type="float" office:value="135" office:value-type="float">
            <text:p>135</text:p>
          </table:table-cell>
          <table:table-cell ns41:value-type="float" office:value="134" office:value-type="float">
            <text:p>134</text:p>
          </table:table-cell>
          <table:table-cell ns41:value-type="float" office:value="1119" office:value-type="float">
            <text:p>1119</text:p>
          </table:table-cell>
          <table:table-cell ns41:value-type="float" office:value="1051" office:value-type="float">
            <text:p>1051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1715" office:value-type="float">
            <text:p>1715</text:p>
          </table:table-cell>
          <table:table-cell ns41:value-type="float" office:value="1400" office:value-type="float">
            <text:p>1400</text:p>
          </table:table-cell>
          <table:table-cell ns41:value-type="float" office:value="229269" office:value-type="float">
            <text:p>229269</text:p>
          </table:table-cell>
          <table:table-cell ns41:value-type="float" table:style-name="ce26" office:value="231713" office:value-type="float">
            <text:p>23171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86054" office:value-type="float">
            <text:p>86054</text:p>
          </table:table-cell>
          <table:table-cell ns41:value-type="float" office:value="87192" office:value-type="float">
            <text:p>87192</text:p>
          </table:table-cell>
          <table:table-cell ns41:value-type="float" office:value="109" office:value-type="float">
            <text:p>109</text:p>
          </table:table-cell>
          <table:table-cell ns41:value-type="float" office:value="161" office:value-type="float">
            <text:p>161</text:p>
          </table:table-cell>
          <table:table-cell ns41:value-type="float" office:value="201" office:value-type="float">
            <text:p>201</text:p>
          </table:table-cell>
          <table:table-cell ns41:value-type="float" office:value="255" office:value-type="float">
            <text:p>255</text:p>
          </table:table-cell>
          <table:table-cell ns41:value-type="float" office:value="5289" office:value-type="float">
            <text:p>5289</text:p>
          </table:table-cell>
          <table:table-cell ns41:value-type="float" office:value="5539" office:value-type="float">
            <text:p>5539</text:p>
          </table:table-cell>
          <table:table-cell ns41:value-type="float" office:value="6271" office:value-type="float">
            <text:p>6271</text:p>
          </table:table-cell>
          <table:table-cell ns41:value-type="float" office:value="6268" office:value-type="float">
            <text:p>6268</text:p>
          </table:table-cell>
          <table:table-cell ns41:value-type="float" office:value="1875" office:value-type="float">
            <text:p>1875</text:p>
          </table:table-cell>
          <table:table-cell ns41:value-type="float" office:value="1830" office:value-type="float">
            <text:p>1830</text:p>
          </table:table-cell>
          <table:table-cell ns41:value-type="float" office:value="654" office:value-type="float">
            <text:p>654</text:p>
          </table:table-cell>
          <table:table-cell ns41:value-type="float" office:value="693" office:value-type="float">
            <text:p>693</text:p>
          </table:table-cell>
          <table:table-cell ns41:value-type="float" office:value="3483" office:value-type="float">
            <text:p>3483</text:p>
          </table:table-cell>
          <table:table-cell ns41:value-type="float" office:value="3364" office:value-type="float">
            <text:p>3364</text:p>
          </table:table-cell>
          <table:table-cell ns41:value-type="float" office:value="51318" office:value-type="float">
            <text:p>51318</text:p>
          </table:table-cell>
          <table:table-cell ns41:value-type="float" office:value="51203" office:value-type="float">
            <text:p>51203</text:p>
          </table:table-cell>
          <table:table-cell ns41:value-type="float" office:value="1384" office:value-type="float">
            <text:p>1384</text:p>
          </table:table-cell>
          <table:table-cell ns41:value-type="float" office:value="1293" office:value-type="float">
            <text:p>1293</text:p>
          </table:table-cell>
          <table:table-cell ns41:value-type="float" office:value="781" office:value-type="float">
            <text:p>781</text:p>
          </table:table-cell>
          <table:table-cell ns41:value-type="float" office:value="807" office:value-type="float">
            <text:p>807</text:p>
          </table:table-cell>
          <table:table-cell ns41:value-type="float" office:value="17" office:value-type="float">
            <text:p>17</text:p>
          </table:table-cell>
          <table:table-cell ns41:value-type="float" office:value="22" office:value-type="float">
            <text:p>22</text:p>
          </table:table-cell>
          <table:table-cell ns41:value-type="float" office:value="4188" office:value-type="float">
            <text:p>4188</text:p>
          </table:table-cell>
          <table:table-cell ns41:value-type="float" office:value="3553" office:value-type="float">
            <text:p>3553</text:p>
          </table:table-cell>
          <table:table-cell ns41:value-type="float" office:value="161624" office:value-type="float">
            <text:p>161624</text:p>
          </table:table-cell>
          <table:table-cell ns41:value-type="float" table:style-name="ce26" office:value="162180" office:value-type="float">
            <text:p>16218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Zeeland</text:p>
          </table:table-cell>
          <table:table-cell/>
          <table:table-cell ns41:value-type="float" table:style-name="ce16" office:value="58758" office:value-type="float">
            <text:p>58758</text:p>
          </table:table-cell>
          <table:table-cell ns41:value-type="float" office:value="61640" office:value-type="float">
            <text:p>61640</text:p>
          </table:table-cell>
          <table:table-cell ns41:value-type="float" office:value="90" office:value-type="float">
            <text:p>90</text:p>
          </table:table-cell>
          <table:table-cell ns41:value-type="float" office:value="68" office:value-type="float">
            <text:p>68</text:p>
          </table:table-cell>
          <table:table-cell ns41:value-type="float" office:value="24" office:value-type="float">
            <text:p>24</text:p>
          </table:table-cell>
          <table:table-cell ns41:value-type="float" office:value="23" office:value-type="float">
            <text:p>23</text:p>
          </table:table-cell>
          <table:table-cell ns41:value-type="float" office:value="6795" office:value-type="float">
            <text:p>6795</text:p>
          </table:table-cell>
          <table:table-cell ns41:value-type="float" office:value="6857" office:value-type="float">
            <text:p>6857</text:p>
          </table:table-cell>
          <table:table-cell ns41:value-type="float" office:value="242" office:value-type="float">
            <text:p>242</text:p>
          </table:table-cell>
          <table:table-cell ns41:value-type="float" office:value="282" office:value-type="float">
            <text:p>282</text:p>
          </table:table-cell>
          <table:table-cell ns41:value-type="float" office:value="405" office:value-type="float">
            <text:p>405</text:p>
          </table:table-cell>
          <table:table-cell ns41:value-type="float" office:value="427" office:value-type="float">
            <text:p>427</text:p>
          </table:table-cell>
          <table:table-cell ns41:value-type="float" office:value="66" office:value-type="float">
            <text:p>66</text:p>
          </table:table-cell>
          <table:table-cell ns41:value-type="float" office:value="77" office:value-type="float">
            <text:p>77</text:p>
          </table:table-cell>
          <table:table-cell ns41:value-type="float" office:value="4245" office:value-type="float">
            <text:p>4245</text:p>
          </table:table-cell>
          <table:table-cell ns41:value-type="float" office:value="4222" office:value-type="float">
            <text:p>4222</text:p>
          </table:table-cell>
          <table:table-cell ns41:value-type="float" office:value="25092" office:value-type="float">
            <text:p>25092</text:p>
          </table:table-cell>
          <table:table-cell ns41:value-type="float" office:value="25088" office:value-type="float">
            <text:p>25088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99" office:value-type="float">
            <text:p>199</text:p>
          </table:table-cell>
          <table:table-cell ns41:value-type="float" office:value="213" office:value-type="float">
            <text:p>213</text:p>
          </table:table-cell>
          <table:table-cell table:number-columns-repeated="2"/>
          <table:table-cell ns41:value-type="float" office:value="2352" office:value-type="float">
            <text:p>2352</text:p>
          </table:table-cell>
          <table:table-cell ns41:value-type="float" office:value="2064" office:value-type="float">
            <text:p>2064</text:p>
          </table:table-cell>
          <table:table-cell ns41:value-type="float" office:value="98270" office:value-type="float">
            <text:p>98270</text:p>
          </table:table-cell>
          <table:table-cell ns41:value-type="float" table:style-name="ce26" office:value="100964" office:value-type="float">
            <text:p>10096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ns41:value-type="float" table:style-name="ce16" office:value="38147" office:value-type="float">
            <text:p>38147</text:p>
          </table:table-cell>
          <table:table-cell ns41:value-type="float" office:value="36957" office:value-type="float">
            <text:p>36957</text:p>
          </table:table-cell>
          <table:table-cell ns41:value-type="float" office:value="67" office:value-type="float">
            <text:p>67</text:p>
          </table:table-cell>
          <table:table-cell ns41:value-type="float" office:value="111" office:value-type="float">
            <text:p>111</text:p>
          </table:table-cell>
          <table:table-cell ns41:value-type="float" office:value="78" office:value-type="float">
            <text:p>78</text:p>
          </table:table-cell>
          <table:table-cell ns41:value-type="float" office:value="105" office:value-type="float">
            <text:p>105</text:p>
          </table:table-cell>
          <table:table-cell ns41:value-type="float" office:value="1794" office:value-type="float">
            <text:p>1794</text:p>
          </table:table-cell>
          <table:table-cell ns41:value-type="float" office:value="1858" office:value-type="float">
            <text:p>1858</text:p>
          </table:table-cell>
          <table:table-cell ns41:value-type="float" office:value="96" office:value-type="float">
            <text:p>96</text:p>
          </table:table-cell>
          <table:table-cell ns41:value-type="float" office:value="125" office:value-type="float">
            <text:p>125</text:p>
          </table:table-cell>
          <table:table-cell ns41:value-type="float" office:value="299" office:value-type="float">
            <text:p>299</text:p>
          </table:table-cell>
          <table:table-cell ns41:value-type="float" office:value="358" office:value-type="float">
            <text:p>358</text:p>
          </table:table-cell>
          <table:table-cell ns41:value-type="float" office:value="68" office:value-type="float">
            <text:p>68</text:p>
          </table:table-cell>
          <table:table-cell ns41:value-type="float" office:value="104" office:value-type="float">
            <text:p>104</text:p>
          </table:table-cell>
          <table:table-cell ns41:value-type="float" office:value="4526" office:value-type="float">
            <text:p>4526</text:p>
          </table:table-cell>
          <table:table-cell ns41:value-type="float" office:value="4641" office:value-type="float">
            <text:p>4641</text:p>
          </table:table-cell>
          <table:table-cell ns41:value-type="float" office:value="23126" office:value-type="float">
            <text:p>23126</text:p>
          </table:table-cell>
          <table:table-cell ns41:value-type="float" office:value="22555" office:value-type="float">
            <text:p>22555</text:p>
          </table:table-cell>
          <table:table-cell ns41:value-type="float" office:value="132" office:value-type="float">
            <text:p>132</text:p>
          </table:table-cell>
          <table:table-cell ns41:value-type="float" office:value="100" office:value-type="float">
            <text:p>100</text:p>
          </table:table-cell>
          <table:table-cell ns41:value-type="float" office:value="318" office:value-type="float">
            <text:p>318</text:p>
          </table:table-cell>
          <table:table-cell ns41:value-type="float" office:value="378" office:value-type="float">
            <text:p>378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332" office:value-type="float">
            <text:p>332</text:p>
          </table:table-cell>
          <table:table-cell ns41:value-type="float" office:value="380" office:value-type="float">
            <text:p>380</text:p>
          </table:table-cell>
          <table:table-cell ns41:value-type="float" office:value="68987" office:value-type="float">
            <text:p>68987</text:p>
          </table:table-cell>
          <table:table-cell ns41:value-type="float" table:style-name="ce26" office:value="67674" office:value-type="float">
            <text:p>6767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ns41:value-type="float" table:style-name="ce16" office:value="92468" office:value-type="float">
            <text:p>92468</text:p>
          </table:table-cell>
          <table:table-cell ns41:value-type="float" office:value="93903" office:value-type="float">
            <text:p>93903</text:p>
          </table:table-cell>
          <table:table-cell ns41:value-type="float" office:value="11" office:value-type="float">
            <text:p>11</text:p>
          </table:table-cell>
          <table:table-cell ns41:value-type="float" office:value="9" office:value-type="float">
            <text:p>9</text:p>
          </table:table-cell>
          <table:table-cell ns41:value-type="float" office:value="35" office:value-type="float">
            <text:p>35</text:p>
          </table:table-cell>
          <table:table-cell ns41:value-type="float" office:value="43" office:value-type="float">
            <text:p>43</text:p>
          </table:table-cell>
          <table:table-cell ns41:value-type="float" office:value="14062" office:value-type="float">
            <text:p>14062</text:p>
          </table:table-cell>
          <table:table-cell ns41:value-type="float" office:value="14439" office:value-type="float">
            <text:p>14439</text:p>
          </table:table-cell>
          <table:table-cell ns41:value-type="float" office:value="7168" office:value-type="float">
            <text:p>7168</text:p>
          </table:table-cell>
          <table:table-cell ns41:value-type="float" office:value="7320" office:value-type="float">
            <text:p>7320</text:p>
          </table:table-cell>
          <table:table-cell ns41:value-type="float" office:value="209" office:value-type="float">
            <text:p>209</text:p>
          </table:table-cell>
          <table:table-cell ns41:value-type="float" office:value="193" office:value-type="float">
            <text:p>193</text:p>
          </table:table-cell>
          <table:table-cell ns41:value-type="float" office:value="99" office:value-type="float">
            <text:p>99</text:p>
          </table:table-cell>
          <table:table-cell ns41:value-type="float" office:value="95" office:value-type="float">
            <text:p>95</text:p>
          </table:table-cell>
          <table:table-cell ns41:value-type="float" office:value="14178" office:value-type="float">
            <text:p>14178</text:p>
          </table:table-cell>
          <table:table-cell ns41:value-type="float" office:value="14469" office:value-type="float">
            <text:p>14469</text:p>
          </table:table-cell>
          <table:table-cell ns41:value-type="float" office:value="10125" office:value-type="float">
            <text:p>10125</text:p>
          </table:table-cell>
          <table:table-cell ns41:value-type="float" office:value="10478" office:value-type="float">
            <text:p>10478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82" office:value-type="float">
            <text:p>382</text:p>
          </table:table-cell>
          <table:table-cell ns41:value-type="float" office:value="430" office:value-type="float">
            <text:p>430</text:p>
          </table:table-cell>
          <table:table-cell ns41:value-type="float" office:value="11" office:value-type="float">
            <text:p>11</text:p>
          </table:table-cell>
          <table:table-cell ns41:value-type="float" office:value="10" office:value-type="float">
            <text:p>10</text:p>
          </table:table-cell>
          <table:table-cell ns41:value-type="float" office:value="13430" office:value-type="float">
            <text:p>13430</text:p>
          </table:table-cell>
          <table:table-cell ns41:value-type="float" office:value="11554" office:value-type="float">
            <text:p>11554</text:p>
          </table:table-cell>
          <table:table-cell ns41:value-type="float" office:value="152181" office:value-type="float">
            <text:p>152181</text:p>
          </table:table-cell>
          <table:table-cell ns41:value-type="float" table:style-name="ce26" office:value="152944" office:value-type="float">
            <text:p>15294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74156" office:value-type="float">
            <text:p>74156</text:p>
          </table:table-cell>
          <table:table-cell ns41:value-type="float" office:value="70299" office:value-type="float">
            <text:p>70299</text:p>
          </table:table-cell>
          <table:table-cell ns41:value-type="float" office:value="35" office:value-type="float">
            <text:p>35</text:p>
          </table:table-cell>
          <table:table-cell ns41:value-type="float" office:value="26" office:value-type="float">
            <text:p>26</text:p>
          </table:table-cell>
          <table:table-cell ns41:value-type="float" office:value="33" office:value-type="float">
            <text:p>33</text:p>
          </table:table-cell>
          <table:table-cell ns41:value-type="float" office:value="44" office:value-type="float">
            <text:p>44</text:p>
          </table:table-cell>
          <table:table-cell ns41:value-type="float" office:value="8216" office:value-type="float">
            <text:p>8216</text:p>
          </table:table-cell>
          <table:table-cell ns41:value-type="float" office:value="7918" office:value-type="float">
            <text:p>7918</text:p>
          </table:table-cell>
          <table:table-cell ns41:value-type="float" office:value="1372" office:value-type="float">
            <text:p>1372</text:p>
          </table:table-cell>
          <table:table-cell ns41:value-type="float" office:value="1293" office:value-type="float">
            <text:p>1293</text:p>
          </table:table-cell>
          <table:table-cell ns41:value-type="float" office:value="307" office:value-type="float">
            <text:p>307</text:p>
          </table:table-cell>
          <table:table-cell ns41:value-type="float" office:value="261" office:value-type="float">
            <text:p>261</text:p>
          </table:table-cell>
          <table:table-cell ns41:value-type="float" office:value="57" office:value-type="float">
            <text:p>57</text:p>
          </table:table-cell>
          <table:table-cell ns41:value-type="float" office:value="81" office:value-type="float">
            <text:p>81</text:p>
          </table:table-cell>
          <table:table-cell ns41:value-type="float" office:value="3675" office:value-type="float">
            <text:p>3675</text:p>
          </table:table-cell>
          <table:table-cell ns41:value-type="float" office:value="3440" office:value-type="float">
            <text:p>3440</text:p>
          </table:table-cell>
          <table:table-cell ns41:value-type="float" office:value="35389" office:value-type="float">
            <text:p>35389</text:p>
          </table:table-cell>
          <table:table-cell ns41:value-type="float" office:value="33961" office:value-type="float">
            <text:p>33961</text:p>
          </table:table-cell>
          <table:table-cell ns41:value-type="float" office:value="7" office:value-type="float">
            <text:p>7</text:p>
          </table:table-cell>
          <table:table-cell ns41:value-type="float" office:value="4" office:value-type="float">
            <text:p>4</text:p>
          </table:table-cell>
          <table:table-cell ns41:value-type="float" office:value="1546" office:value-type="float">
            <text:p>1546</text:p>
          </table:table-cell>
          <table:table-cell ns41:value-type="float" office:value="1490" office:value-type="float">
            <text:p>1490</text:p>
          </table:table-cell>
          <table:table-cell ns41:value-type="float" office:value="9" office:value-type="float">
            <text:p>9</text:p>
          </table:table-cell>
          <table:table-cell ns41:value-type="float" office:value="10" office:value-type="float">
            <text:p>10</text:p>
          </table:table-cell>
          <table:table-cell ns41:value-type="float" office:value="1419" office:value-type="float">
            <text:p>1419</text:p>
          </table:table-cell>
          <table:table-cell ns41:value-type="float" office:value="1099" office:value-type="float">
            <text:p>1099</text:p>
          </table:table-cell>
          <table:table-cell ns41:value-type="float" office:value="126221" office:value-type="float">
            <text:p>126221</text:p>
          </table:table-cell>
          <table:table-cell ns41:value-type="float" table:style-name="ce26" office:value="119926" office:value-type="float">
            <text:p>11992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ns41:value-type="float" table:style-name="ce16" office:value="74254" office:value-type="float">
            <text:p>74254</text:p>
          </table:table-cell>
          <table:table-cell ns41:value-type="float" office:value="75247" office:value-type="float">
            <text:p>75247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 ns41:value-type="float" office:value="29" office:value-type="float">
            <text:p>29</text:p>
          </table:table-cell>
          <table:table-cell ns41:value-type="float" office:value="18150" office:value-type="float">
            <text:p>18150</text:p>
          </table:table-cell>
          <table:table-cell ns41:value-type="float" office:value="18524" office:value-type="float">
            <text:p>18524</text:p>
          </table:table-cell>
          <table:table-cell ns41:value-type="float" office:value="1772" office:value-type="float">
            <text:p>1772</text:p>
          </table:table-cell>
          <table:table-cell ns41:value-type="float" office:value="1884" office:value-type="float">
            <text:p>1884</text:p>
          </table:table-cell>
          <table:table-cell ns41:value-type="float" office:value="463" office:value-type="float">
            <text:p>463</text:p>
          </table:table-cell>
          <table:table-cell ns41:value-type="float" office:value="404" office:value-type="float">
            <text:p>404</text:p>
          </table:table-cell>
          <table:table-cell ns41:value-type="float" office:value="99" office:value-type="float">
            <text:p>99</text:p>
          </table:table-cell>
          <table:table-cell ns41:value-type="float" office:value="89" office:value-type="float">
            <text:p>89</text:p>
          </table:table-cell>
          <table:table-cell ns41:value-type="float" office:value="2582" office:value-type="float">
            <text:p>2582</text:p>
          </table:table-cell>
          <table:table-cell ns41:value-type="float" office:value="2486" office:value-type="float">
            <text:p>2486</text:p>
          </table:table-cell>
          <table:table-cell ns41:value-type="float" office:value="5443" office:value-type="float">
            <text:p>5443</text:p>
          </table:table-cell>
          <table:table-cell ns41:value-type="float" office:value="5270" office:value-type="float">
            <text:p>5270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746" office:value-type="float">
            <text:p>1746</text:p>
          </table:table-cell>
          <table:table-cell ns41:value-type="float" office:value="1683" office:value-type="float">
            <text:p>1683</text:p>
          </table:table-cell>
          <table:table-cell ns41:value-type="float" office:value="18" office:value-type="float">
            <text:p>18</text:p>
          </table:table-cell>
          <table:table-cell ns41:value-type="float" office:value="17" office:value-type="float">
            <text:p>17</text:p>
          </table:table-cell>
          <table:table-cell ns41:value-type="float" office:value="3493" office:value-type="float">
            <text:p>3493</text:p>
          </table:table-cell>
          <table:table-cell ns41:value-type="float" office:value="3070" office:value-type="float">
            <text:p>3070</text:p>
          </table:table-cell>
          <table:table-cell ns41:value-type="float" office:value="108041" office:value-type="float">
            <text:p>108041</text:p>
          </table:table-cell>
          <table:table-cell ns41:value-type="float" table:style-name="ce26" office:value="108707" office:value-type="float">
            <text:p>10870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Drenthe</text:p>
          </table:table-cell>
          <table:table-cell/>
          <table:table-cell ns41:value-type="float" table:style-name="ce16" office:value="52471" office:value-type="float">
            <text:p>52471</text:p>
          </table:table-cell>
          <table:table-cell ns41:value-type="float" office:value="47682" office:value-type="float">
            <text:p>47682</text:p>
          </table:table-cell>
          <table:table-cell ns41:value-type="float" office:value="14" office:value-type="float">
            <text:p>14</text:p>
          </table:table-cell>
          <table:table-cell ns41:value-type="float" office:value="9" office:value-type="float">
            <text:p>9</text:p>
          </table:table-cell>
          <table:table-cell ns41:value-type="float" office:value="429" office:value-type="float">
            <text:p>429</text:p>
          </table:table-cell>
          <table:table-cell ns41:value-type="float" office:value="460" office:value-type="float">
            <text:p>460</text:p>
          </table:table-cell>
          <table:table-cell ns41:value-type="float" office:value="7691" office:value-type="float">
            <text:p>7691</text:p>
          </table:table-cell>
          <table:table-cell ns41:value-type="float" office:value="7625" office:value-type="float">
            <text:p>7625</text:p>
          </table:table-cell>
          <table:table-cell ns41:value-type="float" office:value="206" office:value-type="float">
            <text:p>206</text:p>
          </table:table-cell>
          <table:table-cell ns41:value-type="float" office:value="188" office:value-type="float">
            <text:p>188</text:p>
          </table:table-cell>
          <table:table-cell ns41:value-type="float" office:value="159" office:value-type="float">
            <text:p>159</text:p>
          </table:table-cell>
          <table:table-cell ns41:value-type="float" office:value="96" office:value-type="float">
            <text:p>96</text:p>
          </table:table-cell>
          <table:table-cell ns41:value-type="float" office:value="34" office:value-type="float">
            <text:p>34</text:p>
          </table:table-cell>
          <table:table-cell ns41:value-type="float" office:value="33" office:value-type="float">
            <text:p>33</text:p>
          </table:table-cell>
          <table:table-cell ns41:value-type="float" office:value="568" office:value-type="float">
            <text:p>568</text:p>
          </table:table-cell>
          <table:table-cell ns41:value-type="float" office:value="546" office:value-type="float">
            <text:p>546</text:p>
          </table:table-cell>
          <table:table-cell ns41:value-type="float" office:value="4693" office:value-type="float">
            <text:p>4693</text:p>
          </table:table-cell>
          <table:table-cell ns41:value-type="float" office:value="3315" office:value-type="float">
            <text:p>3315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199" office:value-type="float">
            <text:p>1199</text:p>
          </table:table-cell>
          <table:table-cell ns41:value-type="float" office:value="1117" office:value-type="float">
            <text:p>1117</text:p>
          </table:table-cell>
          <table:table-cell ns41:value-type="float" office:value="5" office:value-type="float">
            <text:p>5</text:p>
          </table:table-cell>
          <table:table-cell ns41:value-type="float" office:value="6" office:value-type="float">
            <text:p>6</text:p>
          </table:table-cell>
          <table:table-cell ns41:value-type="float" office:value="1175" office:value-type="float">
            <text:p>1175</text:p>
          </table:table-cell>
          <table:table-cell ns41:value-type="float" office:value="975" office:value-type="float">
            <text:p>975</text:p>
          </table:table-cell>
          <table:table-cell ns41:value-type="float" office:value="68650" office:value-type="float">
            <text:p>68650</text:p>
          </table:table-cell>
          <table:table-cell ns41:value-type="float" table:style-name="ce26" office:value="62054" office:value-type="float">
            <text:p>6205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ns41:value-type="float" table:style-name="ce16" office:value="1265" office:value-type="float">
            <text:p>1265</text:p>
          </table:table-cell>
          <table:table-cell ns41:value-type="float" office:value="928" office:value-type="float">
            <text:p>928</text:p>
          </table:table-cell>
          <table:table-cell ns41:value-type="float" office:value="10" office:value-type="float">
            <text:p>10</text:p>
          </table:table-cell>
          <table:table-cell ns41:value-type="float" office:value="11" office:value-type="float">
            <text:p>11</text:p>
          </table:table-cell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31" office:value-type="float">
            <text:p>31</text:p>
          </table:table-cell>
          <table:table-cell ns41:value-type="float" office:value="25" office:value-type="float">
            <text:p>25</text:p>
          </table:table-cell>
          <table:table-cell ns41:value-type="float" office:value="87" office:value-type="float">
            <text:p>87</text:p>
          </table:table-cell>
          <table:table-cell ns41:value-type="float" office:value="72" office:value-type="float">
            <text:p>72</text:p>
          </table:table-cell>
          <table:table-cell ns41:value-type="float" office:value="64" office:value-type="float">
            <text:p>64</text:p>
          </table:table-cell>
          <table:table-cell ns41:value-type="float" office:value="30" office:value-type="float">
            <text:p>30</text:p>
          </table:table-cell>
          <table:table-cell ns41:value-type="float" office:value="22" office:value-type="float">
            <text:p>22</text:p>
          </table:table-cell>
          <table:table-cell ns41:value-type="float" office:value="8" office:value-type="float">
            <text:p>8</text:p>
          </table:table-cell>
          <table:table-cell ns41:value-type="float" office:value="112712" office:value-type="float">
            <text:p>112712</text:p>
          </table:table-cell>
          <table:table-cell ns41:value-type="float" office:value="107459" office:value-type="float">
            <text:p>107459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80" office:value-type="float">
            <text:p>380</text:p>
          </table:table-cell>
          <table:table-cell ns41:value-type="float" office:value="406" office:value-type="float">
            <text:p>406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52" office:value-type="float">
            <text:p>52</text:p>
          </table:table-cell>
          <table:table-cell ns41:value-type="float" office:value="53" office:value-type="float">
            <text:p>53</text:p>
          </table:table-cell>
          <table:table-cell ns41:value-type="float" office:value="114642" office:value-type="float">
            <text:p>114642</text:p>
          </table:table-cell>
          <table:table-cell ns41:value-type="float" table:style-name="ce26" office:value="109001" office:value-type="float">
            <text:p>109001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Totaal</text:p>
          </table:table-cell>
          <table:table-cell/>
          <table:table-cell ns41:value-type="float" table:style-name="ce16" office:value="781071" office:value-type="float">
            <text:p>781071</text:p>
          </table:table-cell>
          <table:table-cell ns41:value-type="float" office:value="773786" office:value-type="float">
            <text:p>773786</text:p>
          </table:table-cell>
          <table:table-cell ns41:value-type="float" office:value="610" office:value-type="float">
            <text:p>610</text:p>
          </table:table-cell>
          <table:table-cell ns41:value-type="float" office:value="736" office:value-type="float">
            <text:p>736</text:p>
          </table:table-cell>
          <table:table-cell ns41:value-type="float" office:value="2099" office:value-type="float">
            <text:p>2099</text:p>
          </table:table-cell>
          <table:table-cell ns41:value-type="float" office:value="2361" office:value-type="float">
            <text:p>2361</text:p>
          </table:table-cell>
          <table:table-cell ns41:value-type="float" office:value="80415" office:value-type="float">
            <text:p>80415</text:p>
          </table:table-cell>
          <table:table-cell ns41:value-type="float" office:value="81583" office:value-type="float">
            <text:p>81583</text:p>
          </table:table-cell>
          <table:table-cell ns41:value-type="float" office:value="17865" office:value-type="float">
            <text:p>17865</text:p>
          </table:table-cell>
          <table:table-cell ns41:value-type="float" office:value="18163" office:value-type="float">
            <text:p>18163</text:p>
          </table:table-cell>
          <table:table-cell ns41:value-type="float" office:value="5652" office:value-type="float">
            <text:p>5652</text:p>
          </table:table-cell>
          <table:table-cell ns41:value-type="float" office:value="5305" office:value-type="float">
            <text:p>5305</text:p>
          </table:table-cell>
          <table:table-cell ns41:value-type="float" office:value="1489" office:value-type="float">
            <text:p>1489</text:p>
          </table:table-cell>
          <table:table-cell ns41:value-type="float" office:value="1704" office:value-type="float">
            <text:p>1704</text:p>
          </table:table-cell>
          <table:table-cell ns41:value-type="float" office:value="61153" office:value-type="float">
            <text:p>61153</text:p>
          </table:table-cell>
          <table:table-cell ns41:value-type="float" office:value="60481" office:value-type="float">
            <text:p>60481</text:p>
          </table:table-cell>
          <table:table-cell ns41:value-type="float" office:value="571816" office:value-type="float">
            <text:p>571816</text:p>
          </table:table-cell>
          <table:table-cell ns41:value-type="float" office:value="554926" office:value-type="float">
            <text:p>554926</text:p>
          </table:table-cell>
          <table:table-cell ns41:value-type="float" office:value="1846" office:value-type="float">
            <text:p>1846</text:p>
          </table:table-cell>
          <table:table-cell ns41:value-type="float" office:value="1685" office:value-type="float">
            <text:p>1685</text:p>
          </table:table-cell>
          <table:table-cell ns41:value-type="float" office:value="10229" office:value-type="float">
            <text:p>10229</text:p>
          </table:table-cell>
          <table:table-cell ns41:value-type="float" office:value="10138" office:value-type="float">
            <text:p>10138</text:p>
          </table:table-cell>
          <table:table-cell ns41:value-type="float" office:value="89" office:value-type="float">
            <text:p>89</text:p>
          </table:table-cell>
          <table:table-cell ns41:value-type="float" office:value="83" office:value-type="float">
            <text:p>83</text:p>
          </table:table-cell>
          <table:table-cell ns41:value-type="float" office:value="29330" office:value-type="float">
            <text:p>29330</text:p>
          </table:table-cell>
          <table:table-cell ns41:value-type="float" office:value="25216" office:value-type="float">
            <text:p>25216</text:p>
          </table:table-cell>
          <table:table-cell ns41:value-type="float" office:value="1563664" office:value-type="float">
            <text:p>1563664</text:p>
          </table:table-cell>
          <table:table-cell ns41:value-type="float" table:style-name="ce26" office:value="1536167" office:value-type="float">
            <text:p>153616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e Provinciën</text:p>
          </table:table-cell>
          <table:table-cell/>
          <table:table-cell table:style-name="ce16"/>
          <table:table-cell table:number-columns-repeated="2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8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ns41:value-type="float" table:style-name="ce16" office:value="24832" office:value-type="float">
            <text:p>24832</text:p>
          </table:table-cell>
          <table:table-cell ns41:value-type="float" office:value="23723" office:value-type="float">
            <text:p>23723</text:p>
          </table:table-cell>
          <table:table-cell ns41:value-type="float" office:value="90" office:value-type="float">
            <text:p>90</text:p>
          </table:table-cell>
          <table:table-cell ns41:value-type="float" office:value="93" office:value-type="float">
            <text:p>93</text:p>
          </table:table-cell>
          <table:table-cell ns41:value-type="float" office:value="77" office:value-type="float">
            <text:p>77</text:p>
          </table:table-cell>
          <table:table-cell ns41:value-type="float" office:value="78" office:value-type="float">
            <text:p>78</text:p>
          </table:table-cell>
          <table:table-cell ns41:value-type="float" office:value="3368" office:value-type="float">
            <text:p>3368</text:p>
          </table:table-cell>
          <table:table-cell ns41:value-type="float" office:value="3285" office:value-type="float">
            <text:p>3285</text:p>
          </table:table-cell>
          <table:table-cell ns41:value-type="float" office:value="126" office:value-type="float">
            <text:p>126</text:p>
          </table:table-cell>
          <table:table-cell ns41:value-type="float" office:value="101" office:value-type="float">
            <text:p>101</text:p>
          </table:table-cell>
          <table:table-cell ns41:value-type="float" office:value="289" office:value-type="float">
            <text:p>289</text:p>
          </table:table-cell>
          <table:table-cell ns41:value-type="float" office:value="268" office:value-type="float">
            <text:p>268</text:p>
          </table:table-cell>
          <table:table-cell ns41:value-type="float" office:value="75" office:value-type="float">
            <text:p>75</text:p>
          </table:table-cell>
          <table:table-cell ns41:value-type="float" office:value="51" office:value-type="float">
            <text:p>51</text:p>
          </table:table-cell>
          <table:table-cell ns41:value-type="float" office:value="1873" office:value-type="float">
            <text:p>1873</text:p>
          </table:table-cell>
          <table:table-cell ns41:value-type="float" office:value="1864" office:value-type="float">
            <text:p>1864</text:p>
          </table:table-cell>
          <table:table-cell ns41:value-type="float" office:value="223561" office:value-type="float">
            <text:p>223561</text:p>
          </table:table-cell>
          <table:table-cell ns41:value-type="float" office:value="222970" office:value-type="float">
            <text:p>222970</text:p>
          </table:table-cell>
          <table:table-cell ns41:value-type="float" office:value="11" office:value-type="float">
            <text:p>11</text:p>
          </table:table-cell>
          <table:table-cell ns41:value-type="float" office:value="6" office:value-type="float">
            <text:p>6</text:p>
          </table:table-cell>
          <table:table-cell ns41:value-type="float" office:value="1119" office:value-type="float">
            <text:p>1119</text:p>
          </table:table-cell>
          <table:table-cell ns41:value-type="float" office:value="1126" office:value-type="float">
            <text:p>1126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362" office:value-type="float">
            <text:p>362</text:p>
          </table:table-cell>
          <table:table-cell ns41:value-type="float" office:value="273" office:value-type="float">
            <text:p>273</text:p>
          </table:table-cell>
          <table:table-cell ns41:value-type="float" office:value="255787" office:value-type="float">
            <text:p>255787</text:p>
          </table:table-cell>
          <table:table-cell ns41:value-type="float" table:style-name="ce26" office:value="253841" office:value-type="float">
            <text:p>253841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143285" office:value-type="float">
            <text:p>143285</text:p>
          </table:table-cell>
          <table:table-cell ns41:value-type="float" office:value="140857" office:value-type="float">
            <text:p>140857</text:p>
          </table:table-cell>
          <table:table-cell ns41:value-type="float" office:value="214" office:value-type="float">
            <text:p>214</text:p>
          </table:table-cell>
          <table:table-cell ns41:value-type="float" office:value="259" office:value-type="float">
            <text:p>259</text:p>
          </table:table-cell>
          <table:table-cell ns41:value-type="float" office:value="647" office:value-type="float">
            <text:p>647</text:p>
          </table:table-cell>
          <table:table-cell ns41:value-type="float" office:value="938" office:value-type="float">
            <text:p>938</text:p>
          </table:table-cell>
          <table:table-cell ns41:value-type="float" office:value="4559" office:value-type="float">
            <text:p>4559</text:p>
          </table:table-cell>
          <table:table-cell ns41:value-type="float" office:value="4563" office:value-type="float">
            <text:p>4563</text:p>
          </table:table-cell>
          <table:table-cell ns41:value-type="float" office:value="579" office:value-type="float">
            <text:p>579</text:p>
          </table:table-cell>
          <table:table-cell ns41:value-type="float" office:value="679" office:value-type="float">
            <text:p>679</text:p>
          </table:table-cell>
          <table:table-cell ns41:value-type="float" office:value="1415" office:value-type="float">
            <text:p>1415</text:p>
          </table:table-cell>
          <table:table-cell ns41:value-type="float" office:value="1339" office:value-type="float">
            <text:p>1339</text:p>
          </table:table-cell>
          <table:table-cell ns41:value-type="float" office:value="233" office:value-type="float">
            <text:p>233</text:p>
          </table:table-cell>
          <table:table-cell ns41:value-type="float" office:value="397" office:value-type="float">
            <text:p>397</text:p>
          </table:table-cell>
          <table:table-cell ns41:value-type="float" office:value="9468" office:value-type="float">
            <text:p>9468</text:p>
          </table:table-cell>
          <table:table-cell ns41:value-type="float" office:value="8841" office:value-type="float">
            <text:p>8841</text:p>
          </table:table-cell>
          <table:table-cell ns41:value-type="float" office:value="94026" office:value-type="float">
            <text:p>94026</text:p>
          </table:table-cell>
          <table:table-cell ns41:value-type="float" office:value="91295" office:value-type="float">
            <text:p>91295</text:p>
          </table:table-cell>
          <table:table-cell ns41:value-type="float" office:value="192" office:value-type="float">
            <text:p>192</text:p>
          </table:table-cell>
          <table:table-cell ns41:value-type="float" office:value="165" office:value-type="float">
            <text:p>165</text:p>
          </table:table-cell>
          <table:table-cell ns41:value-type="float" office:value="2607" office:value-type="float">
            <text:p>2607</text:p>
          </table:table-cell>
          <table:table-cell ns41:value-type="float" office:value="2601" office:value-type="float">
            <text:p>2601</text:p>
          </table:table-cell>
          <table:table-cell ns41:value-type="float" office:value="20" office:value-type="float">
            <text:p>20</text:p>
          </table:table-cell>
          <table:table-cell ns41:value-type="float" office:value="15" office:value-type="float">
            <text:p>15</text:p>
          </table:table-cell>
          <table:table-cell ns41:value-type="float" office:value="1544" office:value-type="float">
            <text:p>1544</text:p>
          </table:table-cell>
          <table:table-cell ns41:value-type="float" office:value="1464" office:value-type="float">
            <text:p>1464</text:p>
          </table:table-cell>
          <table:table-cell ns41:value-type="float" office:value="258789" office:value-type="float">
            <text:p>258789</text:p>
          </table:table-cell>
          <table:table-cell ns41:value-type="float" table:style-name="ce26" office:value="253413" office:value-type="float">
            <text:p>25341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277042" office:value-type="float">
            <text:p>277042</text:p>
          </table:table-cell>
          <table:table-cell ns41:value-type="float" office:value="298954" office:value-type="float">
            <text:p>298954</text:p>
          </table:table-cell>
          <table:table-cell ns41:value-type="float" office:value="1831" office:value-type="float">
            <text:p>1831</text:p>
          </table:table-cell>
          <table:table-cell ns41:value-type="float" office:value="2184" office:value-type="float">
            <text:p>2184</text:p>
          </table:table-cell>
          <table:table-cell ns41:value-type="float" office:value="2849" office:value-type="float">
            <text:p>2849</text:p>
          </table:table-cell>
          <table:table-cell ns41:value-type="float" office:value="3363" office:value-type="float">
            <text:p>3363</text:p>
          </table:table-cell>
          <table:table-cell ns41:value-type="float" office:value="16608" office:value-type="float">
            <text:p>16608</text:p>
          </table:table-cell>
          <table:table-cell ns41:value-type="float" office:value="18463" office:value-type="float">
            <text:p>18463</text:p>
          </table:table-cell>
          <table:table-cell ns41:value-type="float" office:value="1264" office:value-type="float">
            <text:p>1264</text:p>
          </table:table-cell>
          <table:table-cell ns41:value-type="float" office:value="1379" office:value-type="float">
            <text:p>1379</text:p>
          </table:table-cell>
          <table:table-cell ns41:value-type="float" office:value="6894" office:value-type="float">
            <text:p>6894</text:p>
          </table:table-cell>
          <table:table-cell ns41:value-type="float" office:value="7301" office:value-type="float">
            <text:p>7301</text:p>
          </table:table-cell>
          <table:table-cell ns41:value-type="float" office:value="1319" office:value-type="float">
            <text:p>1319</text:p>
          </table:table-cell>
          <table:table-cell ns41:value-type="float" office:value="1524" office:value-type="float">
            <text:p>1524</text:p>
          </table:table-cell>
          <table:table-cell ns41:value-type="float" office:value="25132" office:value-type="float">
            <text:p>25132</text:p>
          </table:table-cell>
          <table:table-cell ns41:value-type="float" office:value="25922" office:value-type="float">
            <text:p>25922</text:p>
          </table:table-cell>
          <table:table-cell ns41:value-type="float" office:value="109165" office:value-type="float">
            <text:p>109165</text:p>
          </table:table-cell>
          <table:table-cell ns41:value-type="float" office:value="120034" office:value-type="float">
            <text:p>120034</text:p>
          </table:table-cell>
          <table:table-cell ns41:value-type="float" office:value="816" office:value-type="float">
            <text:p>816</text:p>
          </table:table-cell>
          <table:table-cell ns41:value-type="float" office:value="942" office:value-type="float">
            <text:p>942</text:p>
          </table:table-cell>
          <table:table-cell ns41:value-type="float" office:value="7269" office:value-type="float">
            <text:p>7269</text:p>
          </table:table-cell>
          <table:table-cell ns41:value-type="float" office:value="7736" office:value-type="float">
            <text:p>7736</text:p>
          </table:table-cell>
          <table:table-cell ns41:value-type="float" office:value="127" office:value-type="float">
            <text:p>127</text:p>
          </table:table-cell>
          <table:table-cell ns41:value-type="float" office:value="145" office:value-type="float">
            <text:p>145</text:p>
          </table:table-cell>
          <table:table-cell ns41:value-type="float" office:value="6139" office:value-type="float">
            <text:p>6139</text:p>
          </table:table-cell>
          <table:table-cell ns41:value-type="float" office:value="5239" office:value-type="float">
            <text:p>5239</text:p>
          </table:table-cell>
          <table:table-cell ns41:value-type="float" office:value="456455" office:value-type="float">
            <text:p>456455</text:p>
          </table:table-cell>
          <table:table-cell ns41:value-type="float" table:style-name="ce26" office:value="493186" office:value-type="float">
            <text:p>49318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183191" office:value-type="float">
            <text:p>183191</text:p>
          </table:table-cell>
          <table:table-cell ns41:value-type="float" office:value="198119" office:value-type="float">
            <text:p>198119</text:p>
          </table:table-cell>
          <table:table-cell ns41:value-type="float" office:value="2103" office:value-type="float">
            <text:p>2103</text:p>
          </table:table-cell>
          <table:table-cell ns41:value-type="float" office:value="2377" office:value-type="float">
            <text:p>2377</text:p>
          </table:table-cell>
          <table:table-cell ns41:value-type="float" office:value="1536" office:value-type="float">
            <text:p>1536</text:p>
          </table:table-cell>
          <table:table-cell ns41:value-type="float" office:value="1851" office:value-type="float">
            <text:p>1851</text:p>
          </table:table-cell>
          <table:table-cell ns41:value-type="float" office:value="8889" office:value-type="float">
            <text:p>8889</text:p>
          </table:table-cell>
          <table:table-cell ns41:value-type="float" office:value="10036" office:value-type="float">
            <text:p>10036</text:p>
          </table:table-cell>
          <table:table-cell ns41:value-type="float" office:value="11535" office:value-type="float">
            <text:p>11535</text:p>
          </table:table-cell>
          <table:table-cell ns41:value-type="float" office:value="12096" office:value-type="float">
            <text:p>12096</text:p>
          </table:table-cell>
          <table:table-cell ns41:value-type="float" office:value="18813" office:value-type="float">
            <text:p>18813</text:p>
          </table:table-cell>
          <table:table-cell ns41:value-type="float" office:value="19437" office:value-type="float">
            <text:p>19437</text:p>
          </table:table-cell>
          <table:table-cell ns41:value-type="float" office:value="6458" office:value-type="float">
            <text:p>6458</text:p>
          </table:table-cell>
          <table:table-cell ns41:value-type="float" office:value="7950" office:value-type="float">
            <text:p>7950</text:p>
          </table:table-cell>
          <table:table-cell ns41:value-type="float" office:value="18237" office:value-type="float">
            <text:p>18237</text:p>
          </table:table-cell>
          <table:table-cell ns41:value-type="float" office:value="20025" office:value-type="float">
            <text:p>20025</text:p>
          </table:table-cell>
          <table:table-cell ns41:value-type="float" office:value="109311" office:value-type="float">
            <text:p>109311</text:p>
          </table:table-cell>
          <table:table-cell ns41:value-type="float" office:value="116341" office:value-type="float">
            <text:p>116341</text:p>
          </table:table-cell>
          <table:table-cell ns41:value-type="float" office:value="2012" office:value-type="float">
            <text:p>2012</text:p>
          </table:table-cell>
          <table:table-cell ns41:value-type="float" office:value="1941" office:value-type="float">
            <text:p>1941</text:p>
          </table:table-cell>
          <table:table-cell ns41:value-type="float" office:value="25460" office:value-type="float">
            <text:p>25460</text:p>
          </table:table-cell>
          <table:table-cell ns41:value-type="float" office:value="27195" office:value-type="float">
            <text:p>27195</text:p>
          </table:table-cell>
          <table:table-cell ns41:value-type="float" office:value="2191" office:value-type="float">
            <text:p>2191</text:p>
          </table:table-cell>
          <table:table-cell ns41:value-type="float" office:value="2411" office:value-type="float">
            <text:p>2411</text:p>
          </table:table-cell>
          <table:table-cell ns41:value-type="float" office:value="10895" office:value-type="float">
            <text:p>10895</text:p>
          </table:table-cell>
          <table:table-cell ns41:value-type="float" office:value="9079" office:value-type="float">
            <text:p>9079</text:p>
          </table:table-cell>
          <table:table-cell ns41:value-type="float" office:value="400631" office:value-type="float">
            <text:p>400631</text:p>
          </table:table-cell>
          <table:table-cell ns41:value-type="float" table:style-name="ce26" office:value="428858" office:value-type="float">
            <text:p>428858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Zeeland</text:p>
          </table:table-cell>
          <table:table-cell/>
          <table:table-cell ns41:value-type="float" table:style-name="ce16" office:value="58758" office:value-type="float">
            <text:p>58758</text:p>
          </table:table-cell>
          <table:table-cell ns41:value-type="float" office:value="61640" office:value-type="float">
            <text:p>61640</text:p>
          </table:table-cell>
          <table:table-cell ns41:value-type="float" office:value="90" office:value-type="float">
            <text:p>90</text:p>
          </table:table-cell>
          <table:table-cell ns41:value-type="float" office:value="68" office:value-type="float">
            <text:p>68</text:p>
          </table:table-cell>
          <table:table-cell ns41:value-type="float" office:value="24" office:value-type="float">
            <text:p>24</text:p>
          </table:table-cell>
          <table:table-cell ns41:value-type="float" office:value="23" office:value-type="float">
            <text:p>23</text:p>
          </table:table-cell>
          <table:table-cell ns41:value-type="float" office:value="6795" office:value-type="float">
            <text:p>6795</text:p>
          </table:table-cell>
          <table:table-cell ns41:value-type="float" office:value="6857" office:value-type="float">
            <text:p>6857</text:p>
          </table:table-cell>
          <table:table-cell ns41:value-type="float" office:value="242" office:value-type="float">
            <text:p>242</text:p>
          </table:table-cell>
          <table:table-cell ns41:value-type="float" office:value="282" office:value-type="float">
            <text:p>282</text:p>
          </table:table-cell>
          <table:table-cell ns41:value-type="float" office:value="405" office:value-type="float">
            <text:p>405</text:p>
          </table:table-cell>
          <table:table-cell ns41:value-type="float" office:value="427" office:value-type="float">
            <text:p>427</text:p>
          </table:table-cell>
          <table:table-cell ns41:value-type="float" office:value="66" office:value-type="float">
            <text:p>66</text:p>
          </table:table-cell>
          <table:table-cell ns41:value-type="float" office:value="77" office:value-type="float">
            <text:p>77</text:p>
          </table:table-cell>
          <table:table-cell ns41:value-type="float" office:value="4245" office:value-type="float">
            <text:p>4245</text:p>
          </table:table-cell>
          <table:table-cell ns41:value-type="float" office:value="4222" office:value-type="float">
            <text:p>4222</text:p>
          </table:table-cell>
          <table:table-cell ns41:value-type="float" office:value="25092" office:value-type="float">
            <text:p>25092</text:p>
          </table:table-cell>
          <table:table-cell ns41:value-type="float" office:value="25088" office:value-type="float">
            <text:p>25088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99" office:value-type="float">
            <text:p>199</text:p>
          </table:table-cell>
          <table:table-cell ns41:value-type="float" office:value="213" office:value-type="float">
            <text:p>213</text:p>
          </table:table-cell>
          <table:table-cell table:number-columns-repeated="2"/>
          <table:table-cell ns41:value-type="float" office:value="2352" office:value-type="float">
            <text:p>2352</text:p>
          </table:table-cell>
          <table:table-cell ns41:value-type="float" office:value="2064" office:value-type="float">
            <text:p>2064</text:p>
          </table:table-cell>
          <table:table-cell ns41:value-type="float" office:value="98270" office:value-type="float">
            <text:p>98270</text:p>
          </table:table-cell>
          <table:table-cell ns41:value-type="float" table:style-name="ce26" office:value="100964" office:value-type="float">
            <text:p>10096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ns41:value-type="float" table:style-name="ce16" office:value="58308" office:value-type="float">
            <text:p>58308</text:p>
          </table:table-cell>
          <table:table-cell ns41:value-type="float" office:value="59589" office:value-type="float">
            <text:p>59589</text:p>
          </table:table-cell>
          <table:table-cell ns41:value-type="float" office:value="264" office:value-type="float">
            <text:p>264</text:p>
          </table:table-cell>
          <table:table-cell ns41:value-type="float" office:value="324" office:value-type="float">
            <text:p>324</text:p>
          </table:table-cell>
          <table:table-cell ns41:value-type="float" office:value="420" office:value-type="float">
            <text:p>420</text:p>
          </table:table-cell>
          <table:table-cell ns41:value-type="float" office:value="541" office:value-type="float">
            <text:p>541</text:p>
          </table:table-cell>
          <table:table-cell ns41:value-type="float" office:value="2094" office:value-type="float">
            <text:p>2094</text:p>
          </table:table-cell>
          <table:table-cell ns41:value-type="float" office:value="2288" office:value-type="float">
            <text:p>2288</text:p>
          </table:table-cell>
          <table:table-cell ns41:value-type="float" office:value="362" office:value-type="float">
            <text:p>362</text:p>
          </table:table-cell>
          <table:table-cell ns41:value-type="float" office:value="392" office:value-type="float">
            <text:p>392</text:p>
          </table:table-cell>
          <table:table-cell ns41:value-type="float" office:value="1214" office:value-type="float">
            <text:p>1214</text:p>
          </table:table-cell>
          <table:table-cell ns41:value-type="float" office:value="1306" office:value-type="float">
            <text:p>1306</text:p>
          </table:table-cell>
          <table:table-cell ns41:value-type="float" office:value="159" office:value-type="float">
            <text:p>159</text:p>
          </table:table-cell>
          <table:table-cell ns41:value-type="float" office:value="258" office:value-type="float">
            <text:p>258</text:p>
          </table:table-cell>
          <table:table-cell ns41:value-type="float" office:value="6443" office:value-type="float">
            <text:p>6443</text:p>
          </table:table-cell>
          <table:table-cell ns41:value-type="float" office:value="6700" office:value-type="float">
            <text:p>6700</text:p>
          </table:table-cell>
          <table:table-cell ns41:value-type="float" office:value="37648" office:value-type="float">
            <text:p>37648</text:p>
          </table:table-cell>
          <table:table-cell ns41:value-type="float" office:value="38294" office:value-type="float">
            <text:p>38294</text:p>
          </table:table-cell>
          <table:table-cell ns41:value-type="float" office:value="747" office:value-type="float">
            <text:p>747</text:p>
          </table:table-cell>
          <table:table-cell ns41:value-type="float" office:value="807" office:value-type="float">
            <text:p>807</text:p>
          </table:table-cell>
          <table:table-cell ns41:value-type="float" office:value="697" office:value-type="float">
            <text:p>697</text:p>
          </table:table-cell>
          <table:table-cell ns41:value-type="float" office:value="702" office:value-type="float">
            <text:p>702</text:p>
          </table:table-cell>
          <table:table-cell ns41:value-type="float" office:value="10" office:value-type="float">
            <text:p>10</text:p>
          </table:table-cell>
          <table:table-cell ns41:value-type="float" office:value="17" office:value-type="float">
            <text:p>17</text:p>
          </table:table-cell>
          <table:table-cell ns41:value-type="float" office:value="734" office:value-type="float">
            <text:p>734</text:p>
          </table:table-cell>
          <table:table-cell ns41:value-type="float" office:value="689" office:value-type="float">
            <text:p>689</text:p>
          </table:table-cell>
          <table:table-cell ns41:value-type="float" office:value="109100" office:value-type="float">
            <text:p>109100</text:p>
          </table:table-cell>
          <table:table-cell ns41:value-type="float" table:style-name="ce26" office:value="111907" office:value-type="float">
            <text:p>11190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ns41:value-type="float" table:style-name="ce16" office:value="101744" office:value-type="float">
            <text:p>101744</text:p>
          </table:table-cell>
          <table:table-cell ns41:value-type="float" office:value="104486" office:value-type="float">
            <text:p>104486</text:p>
          </table:table-cell>
          <table:table-cell ns41:value-type="float" office:value="24" office:value-type="float">
            <text:p>24</text:p>
          </table:table-cell>
          <table:table-cell ns41:value-type="float" office:value="26" office:value-type="float">
            <text:p>26</text:p>
          </table:table-cell>
          <table:table-cell ns41:value-type="float" office:value="49" office:value-type="float">
            <text:p>49</text:p>
          </table:table-cell>
          <table:table-cell ns41:value-type="float" office:value="66" office:value-type="float">
            <text:p>66</text:p>
          </table:table-cell>
          <table:table-cell ns41:value-type="float" office:value="14593" office:value-type="float">
            <text:p>14593</text:p>
          </table:table-cell>
          <table:table-cell ns41:value-type="float" office:value="15056" office:value-type="float">
            <text:p>15056</text:p>
          </table:table-cell>
          <table:table-cell ns41:value-type="float" office:value="7817" office:value-type="float">
            <text:p>7817</text:p>
          </table:table-cell>
          <table:table-cell ns41:value-type="float" office:value="8048" office:value-type="float">
            <text:p>8048</text:p>
          </table:table-cell>
          <table:table-cell ns41:value-type="float" office:value="490" office:value-type="float">
            <text:p>490</text:p>
          </table:table-cell>
          <table:table-cell ns41:value-type="float" office:value="440" office:value-type="float">
            <text:p>440</text:p>
          </table:table-cell>
          <table:table-cell ns41:value-type="float" office:value="169" office:value-type="float">
            <text:p>169</text:p>
          </table:table-cell>
          <table:table-cell ns41:value-type="float" office:value="177" office:value-type="float">
            <text:p>177</text:p>
          </table:table-cell>
          <table:table-cell ns41:value-type="float" office:value="14433" office:value-type="float">
            <text:p>14433</text:p>
          </table:table-cell>
          <table:table-cell ns41:value-type="float" office:value="14699" office:value-type="float">
            <text:p>14699</text:p>
          </table:table-cell>
          <table:table-cell ns41:value-type="float" office:value="12692" office:value-type="float">
            <text:p>12692</text:p>
          </table:table-cell>
          <table:table-cell ns41:value-type="float" office:value="13156" office:value-type="float">
            <text:p>13156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863" office:value-type="float">
            <text:p>863</text:p>
          </table:table-cell>
          <table:table-cell ns41:value-type="float" office:value="929" office:value-type="float">
            <text:p>929</text:p>
          </table:table-cell>
          <table:table-cell ns41:value-type="float" office:value="14" office:value-type="float">
            <text:p>14</text:p>
          </table:table-cell>
          <table:table-cell ns41:value-type="float" office:value="11" office:value-type="float">
            <text:p>11</text:p>
          </table:table-cell>
          <table:table-cell ns41:value-type="float" office:value="13740" office:value-type="float">
            <text:p>13740</text:p>
          </table:table-cell>
          <table:table-cell ns41:value-type="float" office:value="11830" office:value-type="float">
            <text:p>11830</text:p>
          </table:table-cell>
          <table:table-cell ns41:value-type="float" office:value="166632" office:value-type="float">
            <text:p>166632</text:p>
          </table:table-cell>
          <table:table-cell ns41:value-type="float" table:style-name="ce26" office:value="168926" office:value-type="float">
            <text:p>16892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89550" office:value-type="float">
            <text:p>89550</text:p>
          </table:table-cell>
          <table:table-cell ns41:value-type="float" office:value="86513" office:value-type="float">
            <text:p>86513</text:p>
          </table:table-cell>
          <table:table-cell ns41:value-type="float" office:value="73" office:value-type="float">
            <text:p>73</text:p>
          </table:table-cell>
          <table:table-cell ns41:value-type="float" office:value="68" table:number-columns-repeated="2" office:value-type="float">
            <text:p>68</text:p>
          </table:table-cell>
          <table:table-cell ns41:value-type="float" office:value="74" office:value-type="float">
            <text:p>74</text:p>
          </table:table-cell>
          <table:table-cell ns41:value-type="float" office:value="8880" office:value-type="float">
            <text:p>8880</text:p>
          </table:table-cell>
          <table:table-cell ns41:value-type="float" office:value="8738" office:value-type="float">
            <text:p>8738</text:p>
          </table:table-cell>
          <table:table-cell ns41:value-type="float" office:value="1651" office:value-type="float">
            <text:p>1651</text:p>
          </table:table-cell>
          <table:table-cell ns41:value-type="float" office:value="1620" office:value-type="float">
            <text:p>1620</text:p>
          </table:table-cell>
          <table:table-cell ns41:value-type="float" office:value="646" office:value-type="float">
            <text:p>646</text:p>
          </table:table-cell>
          <table:table-cell ns41:value-type="float" office:value="587" office:value-type="float">
            <text:p>587</text:p>
          </table:table-cell>
          <table:table-cell ns41:value-type="float" office:value="355" office:value-type="float">
            <text:p>355</text:p>
          </table:table-cell>
          <table:table-cell ns41:value-type="float" office:value="388" office:value-type="float">
            <text:p>388</text:p>
          </table:table-cell>
          <table:table-cell ns41:value-type="float" office:value="4325" office:value-type="float">
            <text:p>4325</text:p>
          </table:table-cell>
          <table:table-cell ns41:value-type="float" office:value="3984" office:value-type="float">
            <text:p>3984</text:p>
          </table:table-cell>
          <table:table-cell ns41:value-type="float" office:value="40958" office:value-type="float">
            <text:p>40958</text:p>
          </table:table-cell>
          <table:table-cell ns41:value-type="float" office:value="39782" office:value-type="float">
            <text:p>39782</text:p>
          </table:table-cell>
          <table:table-cell ns41:value-type="float" office:value="9" office:value-type="float">
            <text:p>9</text:p>
          </table:table-cell>
          <table:table-cell ns41:value-type="float" office:value="4" office:value-type="float">
            <text:p>4</text:p>
          </table:table-cell>
          <table:table-cell ns41:value-type="float" office:value="2131" office:value-type="float">
            <text:p>2131</text:p>
          </table:table-cell>
          <table:table-cell ns41:value-type="float" office:value="2019" office:value-type="float">
            <text:p>2019</text:p>
          </table:table-cell>
          <table:table-cell ns41:value-type="float" office:value="17" office:value-type="float">
            <text:p>17</text:p>
          </table:table-cell>
          <table:table-cell ns41:value-type="float" office:value="15" office:value-type="float">
            <text:p>15</text:p>
          </table:table-cell>
          <table:table-cell ns41:value-type="float" office:value="1703" office:value-type="float">
            <text:p>1703</text:p>
          </table:table-cell>
          <table:table-cell ns41:value-type="float" office:value="1287" office:value-type="float">
            <text:p>1287</text:p>
          </table:table-cell>
          <table:table-cell ns41:value-type="float" office:value="150366" office:value-type="float">
            <text:p>150366</text:p>
          </table:table-cell>
          <table:table-cell ns41:value-type="float" table:style-name="ce26" office:value="145079" office:value-type="float">
            <text:p>14507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ns41:value-type="float" table:style-name="ce16" office:value="88637" office:value-type="float">
            <text:p>88637</text:p>
          </table:table-cell>
          <table:table-cell ns41:value-type="float" office:value="92167" office:value-type="float">
            <text:p>92167</text:p>
          </table:table-cell>
          <table:table-cell ns41:value-type="float" office:value="41" office:value-type="float">
            <text:p>41</text:p>
          </table:table-cell>
          <table:table-cell ns41:value-type="float" office:value="57" office:value-type="float">
            <text:p>57</text:p>
          </table:table-cell>
          <table:table-cell ns41:value-type="float" office:value="537" office:value-type="float">
            <text:p>537</text:p>
          </table:table-cell>
          <table:table-cell ns41:value-type="float" office:value="834" office:value-type="float">
            <text:p>834</text:p>
          </table:table-cell>
          <table:table-cell ns41:value-type="float" office:value="19080" office:value-type="float">
            <text:p>19080</text:p>
          </table:table-cell>
          <table:table-cell ns41:value-type="float" office:value="19769" office:value-type="float">
            <text:p>19769</text:p>
          </table:table-cell>
          <table:table-cell ns41:value-type="float" office:value="2369" office:value-type="float">
            <text:p>2369</text:p>
          </table:table-cell>
          <table:table-cell ns41:value-type="float" office:value="2567" office:value-type="float">
            <text:p>2567</text:p>
          </table:table-cell>
          <table:table-cell ns41:value-type="float" office:value="973" office:value-type="float">
            <text:p>973</text:p>
          </table:table-cell>
          <table:table-cell ns41:value-type="float" office:value="926" office:value-type="float">
            <text:p>926</text:p>
          </table:table-cell>
          <table:table-cell ns41:value-type="float" office:value="173" office:value-type="float">
            <text:p>173</text:p>
          </table:table-cell>
          <table:table-cell ns41:value-type="float" office:value="157" office:value-type="float">
            <text:p>157</text:p>
          </table:table-cell>
          <table:table-cell ns41:value-type="float" office:value="4654" office:value-type="float">
            <text:p>4654</text:p>
          </table:table-cell>
          <table:table-cell ns41:value-type="float" office:value="4762" office:value-type="float">
            <text:p>4762</text:p>
          </table:table-cell>
          <table:table-cell ns41:value-type="float" office:value="9072" office:value-type="float">
            <text:p>9072</text:p>
          </table:table-cell>
          <table:table-cell ns41:value-type="float" office:value="9395" office:value-type="float">
            <text:p>9395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2938" office:value-type="float">
            <text:p>2938</text:p>
          </table:table-cell>
          <table:table-cell ns41:value-type="float" office:value="2950" office:value-type="float">
            <text:p>2950</text:p>
          </table:table-cell>
          <table:table-cell ns41:value-type="float" office:value="28" office:value-type="float">
            <text:p>28</text:p>
          </table:table-cell>
          <table:table-cell ns41:value-type="float" office:value="30" office:value-type="float">
            <text:p>30</text:p>
          </table:table-cell>
          <table:table-cell ns41:value-type="float" office:value="5706" office:value-type="float">
            <text:p>5706</text:p>
          </table:table-cell>
          <table:table-cell ns41:value-type="float" office:value="4952" office:value-type="float">
            <text:p>4952</text:p>
          </table:table-cell>
          <table:table-cell ns41:value-type="float" office:value="134217" office:value-type="float">
            <text:p>134217</text:p>
          </table:table-cell>
          <table:table-cell ns41:value-type="float" table:style-name="ce26" office:value="138569" office:value-type="float">
            <text:p>13856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Drenthe</text:p>
          </table:table-cell>
          <table:table-cell/>
          <table:table-cell ns41:value-type="float" table:style-name="ce16" office:value="52471" office:value-type="float">
            <text:p>52471</text:p>
          </table:table-cell>
          <table:table-cell ns41:value-type="float" office:value="47682" office:value-type="float">
            <text:p>47682</text:p>
          </table:table-cell>
          <table:table-cell ns41:value-type="float" office:value="14" office:value-type="float">
            <text:p>14</text:p>
          </table:table-cell>
          <table:table-cell ns41:value-type="float" office:value="9" office:value-type="float">
            <text:p>9</text:p>
          </table:table-cell>
          <table:table-cell ns41:value-type="float" office:value="429" office:value-type="float">
            <text:p>429</text:p>
          </table:table-cell>
          <table:table-cell ns41:value-type="float" office:value="460" office:value-type="float">
            <text:p>460</text:p>
          </table:table-cell>
          <table:table-cell ns41:value-type="float" office:value="7691" office:value-type="float">
            <text:p>7691</text:p>
          </table:table-cell>
          <table:table-cell ns41:value-type="float" office:value="7625" office:value-type="float">
            <text:p>7625</text:p>
          </table:table-cell>
          <table:table-cell ns41:value-type="float" office:value="206" office:value-type="float">
            <text:p>206</text:p>
          </table:table-cell>
          <table:table-cell ns41:value-type="float" office:value="188" office:value-type="float">
            <text:p>188</text:p>
          </table:table-cell>
          <table:table-cell ns41:value-type="float" office:value="159" office:value-type="float">
            <text:p>159</text:p>
          </table:table-cell>
          <table:table-cell ns41:value-type="float" office:value="96" office:value-type="float">
            <text:p>96</text:p>
          </table:table-cell>
          <table:table-cell ns41:value-type="float" office:value="34" office:value-type="float">
            <text:p>34</text:p>
          </table:table-cell>
          <table:table-cell ns41:value-type="float" office:value="33" office:value-type="float">
            <text:p>33</text:p>
          </table:table-cell>
          <table:table-cell ns41:value-type="float" office:value="568" office:value-type="float">
            <text:p>568</text:p>
          </table:table-cell>
          <table:table-cell ns41:value-type="float" office:value="546" office:value-type="float">
            <text:p>546</text:p>
          </table:table-cell>
          <table:table-cell ns41:value-type="float" office:value="4693" office:value-type="float">
            <text:p>4693</text:p>
          </table:table-cell>
          <table:table-cell ns41:value-type="float" office:value="3315" office:value-type="float">
            <text:p>3315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199" office:value-type="float">
            <text:p>1199</text:p>
          </table:table-cell>
          <table:table-cell ns41:value-type="float" office:value="1117" office:value-type="float">
            <text:p>1117</text:p>
          </table:table-cell>
          <table:table-cell ns41:value-type="float" office:value="5" office:value-type="float">
            <text:p>5</text:p>
          </table:table-cell>
          <table:table-cell ns41:value-type="float" office:value="6" office:value-type="float">
            <text:p>6</text:p>
          </table:table-cell>
          <table:table-cell ns41:value-type="float" office:value="1175" office:value-type="float">
            <text:p>1175</text:p>
          </table:table-cell>
          <table:table-cell ns41:value-type="float" office:value="975" office:value-type="float">
            <text:p>975</text:p>
          </table:table-cell>
          <table:table-cell ns41:value-type="float" office:value="68650" office:value-type="float">
            <text:p>68650</text:p>
          </table:table-cell>
          <table:table-cell ns41:value-type="float" table:style-name="ce26" office:value="62054" office:value-type="float">
            <text:p>6205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ns41:value-type="float" table:style-name="ce16" office:value="1765" office:value-type="float">
            <text:p>1765</text:p>
          </table:table-cell>
          <table:table-cell ns41:value-type="float" office:value="1336" office:value-type="float">
            <text:p>1336</text:p>
          </table:table-cell>
          <table:table-cell ns41:value-type="float" office:value="47" office:value-type="float">
            <text:p>47</text:p>
          </table:table-cell>
          <table:table-cell ns41:value-type="float" office:value="43" office:value-type="float">
            <text:p>43</text:p>
          </table:table-cell>
          <table:table-cell ns41:value-type="float" office:value="9" office:value-type="float">
            <text:p>9</text:p>
          </table:table-cell>
          <table:table-cell ns41:value-type="float" office:value="16" office:value-type="float">
            <text:p>16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40" office:value-type="float">
            <text:p>40</text:p>
          </table:table-cell>
          <table:table-cell ns41:value-type="float" office:value="29" office:value-type="float">
            <text:p>29</text:p>
          </table:table-cell>
          <table:table-cell ns41:value-type="float" office:value="158" office:value-type="float">
            <text:p>158</text:p>
          </table:table-cell>
          <table:table-cell ns41:value-type="float" office:value="120" office:value-type="float">
            <text:p>120</text:p>
          </table:table-cell>
          <table:table-cell ns41:value-type="float" office:value="79" office:value-type="float">
            <text:p>79</text:p>
          </table:table-cell>
          <table:table-cell ns41:value-type="float" office:value="44" office:value-type="float">
            <text:p>44</text:p>
          </table:table-cell>
          <table:table-cell ns41:value-type="float" office:value="64" office:value-type="float">
            <text:p>64</text:p>
          </table:table-cell>
          <table:table-cell ns41:value-type="float" office:value="10" office:value-type="float">
            <text:p>10</text:p>
          </table:table-cell>
          <table:table-cell ns41:value-type="float" office:value="126747" office:value-type="float">
            <text:p>126747</text:p>
          </table:table-cell>
          <table:table-cell ns41:value-type="float" office:value="123847" office:value-type="float">
            <text:p>123847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567" office:value-type="float">
            <text:p>567</text:p>
          </table:table-cell>
          <table:table-cell ns41:value-type="float" office:value="617" office:value-type="float">
            <text:p>617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98" office:value-type="float">
            <text:p>98</text:p>
          </table:table-cell>
          <table:table-cell ns41:value-type="float" office:value="66" office:value-type="float">
            <text:p>66</text:p>
          </table:table-cell>
          <table:table-cell ns41:value-type="float" office:value="129590" office:value-type="float">
            <text:p>129590</text:p>
          </table:table-cell>
          <table:table-cell ns41:value-type="float" table:style-name="ce26" office:value="126131" office:value-type="float">
            <text:p>126131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44" office:value="250217" office:value-type="float">
            <text:p>250217</text:p>
          </table:table-cell>
          <table:table-cell table:number-columns-repeated="989"/>
        </table:table-row>
        <table:table-row table:style-name="ro2">
          <table:table-cell ns41:value-type="string" table:style-name="ce9" office:value-type="string">
            <text:p>Totaal</text:p>
          </table:table-cell>
          <table:table-cell/>
          <table:table-cell ns41:value-type="float" table:style-name="ce17" office:value="1079583" office:value-type="float">
            <text:p>1079583</text:p>
          </table:table-cell>
          <table:table-cell ns41:value-type="float" table:style-name="ce22" office:value="1115066" office:value-type="float">
            <text:p>1115066</text:p>
          </table:table-cell>
          <table:table-cell ns41:value-type="float" table:style-name="ce22" office:value="4791" office:value-type="float">
            <text:p>4791</text:p>
          </table:table-cell>
          <table:table-cell ns41:value-type="float" table:style-name="ce22" office:value="5508" office:value-type="float">
            <text:p>5508</text:p>
          </table:table-cell>
          <table:table-cell ns41:value-type="float" table:style-name="ce22" office:value="6645" office:value-type="float">
            <text:p>6645</text:p>
          </table:table-cell>
          <table:table-cell ns41:value-type="float" table:style-name="ce22" office:value="8244" office:value-type="float">
            <text:p>8244</text:p>
          </table:table-cell>
          <table:table-cell ns41:value-type="float" table:style-name="ce22" office:value="92570" office:value-type="float">
            <text:p>92570</text:p>
          </table:table-cell>
          <table:table-cell ns41:value-type="float" table:style-name="ce22" office:value="96681" office:value-type="float">
            <text:p>96681</text:p>
          </table:table-cell>
          <table:table-cell ns41:value-type="float" table:style-name="ce22" office:value="26191" office:value-type="float">
            <text:p>26191</text:p>
          </table:table-cell>
          <table:table-cell ns41:value-type="float" table:style-name="ce22" office:value="27381" office:value-type="float">
            <text:p>27381</text:p>
          </table:table-cell>
          <table:table-cell ns41:value-type="float" table:style-name="ce22" office:value="31456" office:value-type="float">
            <text:p>31456</text:p>
          </table:table-cell>
          <table:table-cell ns41:value-type="float" table:style-name="ce22" office:value="32247" office:value-type="float">
            <text:p>32247</text:p>
          </table:table-cell>
          <table:table-cell ns41:value-type="float" table:style-name="ce22" office:value="9120" office:value-type="float">
            <text:p>9120</text:p>
          </table:table-cell>
          <table:table-cell ns41:value-type="float" table:style-name="ce22" office:value="11056" office:value-type="float">
            <text:p>11056</text:p>
          </table:table-cell>
          <table:table-cell ns41:value-type="float" table:style-name="ce22" office:value="89442" office:value-type="float">
            <text:p>89442</text:p>
          </table:table-cell>
          <table:table-cell ns41:value-type="float" table:style-name="ce22" office:value="91575" office:value-type="float">
            <text:p>91575</text:p>
          </table:table-cell>
          <table:table-cell ns41:value-type="float" table:style-name="ce22" office:value="792965" office:value-type="float">
            <text:p>792965</text:p>
          </table:table-cell>
          <table:table-cell ns41:value-type="float" table:style-name="ce22" office:value="803517" office:value-type="float">
            <text:p>803517</text:p>
          </table:table-cell>
          <table:table-cell ns41:value-type="float" table:style-name="ce22" office:value="3811" office:value-type="float">
            <text:p>3811</text:p>
          </table:table-cell>
          <table:table-cell ns41:value-type="float" table:style-name="ce22" office:value="3876" office:value-type="float">
            <text:p>3876</text:p>
          </table:table-cell>
          <table:table-cell ns41:value-type="float" table:style-name="ce22" office:value="45049" office:value-type="float">
            <text:p>45049</text:p>
          </table:table-cell>
          <table:table-cell ns41:value-type="float" table:style-name="ce22" office:value="47205" office:value-type="float">
            <text:p>47205</text:p>
          </table:table-cell>
          <table:table-cell ns41:value-type="float" table:style-name="ce22" office:value="2416" office:value-type="float">
            <text:p>2416</text:p>
          </table:table-cell>
          <table:table-cell ns41:value-type="float" table:style-name="ce22" office:value="2654" office:value-type="float">
            <text:p>2654</text:p>
          </table:table-cell>
          <table:table-cell ns41:value-type="float" table:style-name="ce22" office:value="44448" office:value-type="float">
            <text:p>44448</text:p>
          </table:table-cell>
          <table:table-cell ns41:value-type="float" table:style-name="ce22" office:value="37918" office:value-type="float">
            <text:p>37918</text:p>
          </table:table-cell>
          <table:table-cell ns41:value-type="float" table:style-name="ce22" office:value="2228487" office:value-type="float">
            <text:p>2228487</text:p>
          </table:table-cell>
          <table:table-cell ns41:value-type="float" table:style-name="ce27" office:value="2282928" office:value-type="float">
            <text:p>2282928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6" office:value-type="string">
            <text:p>02_H5</text:p>
          </table:table-cell>
          <table:table-cell ns41:value-type="float" table:style-name="ce36" office:value="114" office:value-type="float">
            <text:p>114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45" office:value="250217" office:value-type="float">
            <text:p>250217</text:p>
          </table:table-cell>
          <table:table-cell table:number-columns-repeated="989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0" table:default-cell-style-name="ce2"/>
        <table:table-column table:style-name="co11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 table:number-columns-repeated="212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Het Rijk, <text:s/>vijfde gedeelte: indeeling der werkelijke bevolking naar de kerkelijke gezindten</text:p>
          </table:table-cell>
          <table:table-cell table:style-name="ce10" table:number-columns-repeated="43"/>
          <table:table-cell table:style-name="ce39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8">
          <table:table-cell ns41:value-type="string" table:number-rows-spanned="4" table:style-name="ce3" table:number-columns-spanned="1" office:value-type="string">
            <text:p>PROVINCIËN</text:p>
          </table:table-cell>
          <table:table-cell table:style-name="ce48"/>
          <table:table-cell ns41:value-type="string" table:number-rows-spanned="3" table:style-name="ce12" table:number-columns-spanned="2" office:value-type="string">
            <text:p>Engelsche Presbyterian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Anglicaansch Episcopal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Leden der Schotsche gemeente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Duitsch-Evange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Aposto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Evange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Vrije Evangelisch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Vrije Protestan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Darbis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Baptis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Methodist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Hernhutters (Evangelische of Moravische Broedergemeente)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Unitariss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Grieken</text:p>
          </table:table-cell>
          <table:covered-table-cell table:style-name="ce23"/>
          <table:table-cell ns41:value-type="string" table:number-rows-spanned="3" table:style-name="ce50" table:number-columns-spanned="2" office:value-type="string">
            <text:p>Mormonen</text:p>
          </table:table-cell>
          <table:covered-table-cell table:style-name="ce50"/>
          <table:table-cell ns41:value-type="string" table:number-rows-spanned="3" table:style-name="ce23" table:number-columns-spanned="2" office:value-type="string">
            <text:p>Mahomedane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Geen kerkgenootschap of gezindte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Kerkgenootschap of gezindte onbekend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Totaal der werkelijke bevolking</text:p>
          </table:table-cell>
          <table:covered-table-cell table:style-name="ce23"/>
          <table:table-cell ns41:value-type="string" table:number-rows-spanned="4" table:style-name="ce28" table:number-columns-spanned="1" office:value-type="string">
            <text:p>Telling</text:p>
          </table:table-cell>
          <table:table-cell ns41:value-type="string" table:number-rows-spanned="4" table:style-name="ce28" table:number-columns-spanned="1" office:value-type="string">
            <text:p>Tabel</text:p>
          </table:table-cell>
          <table:table-cell ns41:value-type="string" table:number-rows-spanned="4" table:style-name="ce28" table:number-columns-spanned="1" office:value-type="string">
            <text:p>Pagina links</text:p>
          </table:table-cell>
          <table:table-cell ns41:value-type="string" table:number-rows-spanned="4" table:style-name="ce38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Image nr</text:p>
          </table:table-cell>
          <table:table-cell table:style-name="ce48" table:number-columns-repeated="979"/>
        </table:table-row>
        <table:table-row table:style-name="ro8">
          <table:covered-table-cell table:style-name="ce46"/>
          <table:table-cell table:style-name="ce48"/>
          <table:covered-table-cell table:style-name="ce49"/>
          <table:covered-table-cell table:style-name="ce24" table:number-columns-repeated="27"/>
          <table:covered-table-cell table:style-name="ce51" table:number-columns-repeated="2"/>
          <table:covered-table-cell table:style-name="ce24" table:number-columns-repeated="8"/>
          <table:covered-table-cell table:style-name="ce52" table:number-columns-repeated="4"/>
          <table:covered-table-cell table:style-name="ce54"/>
          <table:table-cell table:style-name="ce48" table:number-columns-repeated="979"/>
        </table:table-row>
        <table:table-row table:style-name="ro8">
          <table:covered-table-cell table:style-name="ce46"/>
          <table:table-cell table:style-name="ce48"/>
          <table:covered-table-cell table:style-name="ce49"/>
          <table:covered-table-cell table:style-name="ce24" table:number-columns-repeated="27"/>
          <table:covered-table-cell table:style-name="ce51" table:number-columns-repeated="2"/>
          <table:covered-table-cell table:style-name="ce24" table:number-columns-repeated="8"/>
          <table:covered-table-cell table:style-name="ce52" table:number-columns-repeated="4"/>
          <table:covered-table-cell table:style-name="ce54"/>
          <table:table-cell table:style-name="ce48" table:number-columns-repeated="979"/>
        </table:table-row>
        <table:table-row table:style-name="ro1">
          <table:covered-table-cell table:style-name="ce47"/>
          <table:table-cell table:style-name="ce48"/>
          <table:table-cell ns41:value-type="string" table:style-name="ce14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covered-table-cell table:style-name="ce53" table:number-columns-repeated="4"/>
          <table:covered-table-cell table:style-name="ce55"/>
          <table:table-cell table:style-name="ce48"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ce6" office:value-type="string">
            <text:p>Voornaamste gemeenten (van 20.000 inwoners en daarboven)</text:p>
          </table:table-cell>
          <table:table-cell/>
          <table:table-cell table:style-name="ce15"/>
          <table:table-cell table:style-name="ce21" table:number-columns-repeated="29"/>
          <table:table-cell table:style-name="ce34" table:number-columns-repeated="2"/>
          <table:table-cell table:style-name="ce37" table:number-columns-repeated="2"/>
          <table:table-cell table:style-name="ce21" table:number-columns-repeated="3"/>
          <table:table-cell table:style-name="ce25"/>
          <table:table-cell table:style-name="ce31"/>
          <table:table-cell table:style-name="ce34"/>
          <table:table-cell table:style-name="ce37" table:number-columns-repeated="2"/>
          <table:table-cell table:style-name="ce43"/>
          <table:table-cell table:number-columns-repeated="97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table:style-name="ce16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1" table:number-columns-repeated="3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54" office:value-type="float">
            <text:p>154</text:p>
          </table:table-cell>
          <table:table-cell ns41:value-type="float" office:value="115" office:value-type="float">
            <text:p>11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64" office:value-type="float">
            <text:p>164</text:p>
          </table:table-cell>
          <table:table-cell ns41:value-type="float" table:style-name="ce26" office:value="125" office:value-type="float">
            <text:p>125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19" office:value-type="float">
            <text:p>19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8" office:value-type="float">
            <text:p>8</text:p>
          </table:table-cell>
          <table:table-cell ns41:value-type="float" office:value="13" office:value-type="float">
            <text:p>13</text:p>
          </table:table-cell>
          <table:table-cell ns41:value-type="float" office:value="28" office:value-type="float">
            <text:p>28</text:p>
          </table:table-cell>
          <table:table-cell ns41:value-type="float" office:value="13" table:number-columns-repeated="2" office:value-type="float">
            <text:p>13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515" office:value-type="float">
            <text:p>515</text:p>
          </table:table-cell>
          <table:table-cell ns41:value-type="float" office:value="443" office:value-type="float">
            <text:p>443</text:p>
          </table:table-cell>
          <table:table-cell ns41:value-type="float" office:value="9" office:value-type="float">
            <text:p>9</text:p>
          </table:table-cell>
          <table:table-cell ns41:value-type="float" office:value="10" office:value-type="float">
            <text:p>10</text:p>
          </table:table-cell>
          <table:table-cell ns41:value-type="float" office:value="568" office:value-type="float">
            <text:p>568</text:p>
          </table:table-cell>
          <table:table-cell ns41:value-type="float" table:style-name="ce26" office:value="544" office:value-type="float">
            <text:p>54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29" office:value-type="float">
            <text:p>29</text:p>
          </table:table-cell>
          <table:table-cell ns41:value-type="float" office:value="46" office:value-type="float">
            <text:p>46</text:p>
          </table:table-cell>
          <table:table-cell ns41:value-type="float" office:value="87" office:value-type="float">
            <text:p>87</text:p>
          </table:table-cell>
          <table:table-cell ns41:value-type="float" office:value="132" office:value-type="float">
            <text:p>132</text:p>
          </table:table-cell>
          <table:table-cell ns41:value-type="float" office:value="47" office:value-type="float">
            <text:p>47</text:p>
          </table:table-cell>
          <table:table-cell ns41:value-type="float" office:value="51" office:value-type="float">
            <text:p>51</text:p>
          </table:table-cell>
          <table:table-cell ns41:value-type="float" office:value="311" office:value-type="float">
            <text:p>311</text:p>
          </table:table-cell>
          <table:table-cell ns41:value-type="float" office:value="386" office:value-type="float">
            <text:p>386</text:p>
          </table:table-cell>
          <table:table-cell ns41:value-type="float" office:value="216" office:value-type="float">
            <text:p>216</text:p>
          </table:table-cell>
          <table:table-cell ns41:value-type="float" office:value="245" office:value-type="float">
            <text:p>245</text:p>
          </table:table-cell>
          <table:table-cell ns41:value-type="float" office:value="54" office:value-type="float">
            <text:p>54</text:p>
          </table:table-cell>
          <table:table-cell ns41:value-type="float" office:value="58" office:value-type="float">
            <text:p>58</text:p>
          </table:table-cell>
          <table:table-cell ns41:value-type="float" office:value="137" office:value-type="float">
            <text:p>137</text:p>
          </table:table-cell>
          <table:table-cell ns41:value-type="float" office:value="157" office:value-type="float">
            <text:p>157</text:p>
          </table:table-cell>
          <table:table-cell ns41:value-type="float" office:value="9" office:value-type="float">
            <text:p>9</text:p>
          </table:table-cell>
          <table:table-cell ns41:value-type="float" office:value="15" office:value-type="float">
            <text:p>15</text:p>
          </table:table-cell>
          <table:table-cell ns41:value-type="float" office:value="9" office:value-type="float">
            <text:p>9</text:p>
          </table:table-cell>
          <table:table-cell ns41:value-type="float" office:value="21" office:value-type="float">
            <text:p>21</text:p>
          </table:table-cell>
          <table:table-cell ns41:value-type="float" office:value="14" office:value-type="float">
            <text:p>14</text:p>
          </table:table-cell>
          <table:table-cell ns41:value-type="float" office:value="6" office:value-type="float">
            <text:p>6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12" office:value-type="float">
            <text:p>12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23" office:value-type="float">
            <text:p>23</text:p>
          </table:table-cell>
          <table:table-cell ns41:value-type="float" office:value="3267" office:value-type="float">
            <text:p>3267</text:p>
          </table:table-cell>
          <table:table-cell ns41:value-type="float" office:value="2363" office:value-type="float">
            <text:p>2363</text:p>
          </table:table-cell>
          <table:table-cell ns41:value-type="float" office:value="223" office:value-type="float">
            <text:p>223</text:p>
          </table:table-cell>
          <table:table-cell ns41:value-type="float" office:value="319" office:value-type="float">
            <text:p>319</text:p>
          </table:table-cell>
          <table:table-cell ns41:value-type="float" office:value="4424" office:value-type="float">
            <text:p>4424</text:p>
          </table:table-cell>
          <table:table-cell ns41:value-type="float" table:style-name="ce26" office:value="3839" office:value-type="float">
            <text:p>383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40" office:value-type="float">
            <text:p>40</text:p>
          </table:table-cell>
          <table:table-cell ns41:value-type="float" office:value="60" office:value-type="float">
            <text:p>60</text:p>
          </table:table-cell>
          <table:table-cell ns41:value-type="float" office:value="73" office:value-type="float">
            <text:p>73</text:p>
          </table:table-cell>
          <table:table-cell ns41:value-type="float" office:value="109" office:value-type="float">
            <text:p>109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21" office:value-type="float">
            <text:p>21</text:p>
          </table:table-cell>
          <table:table-cell ns41:value-type="float" office:value="36" office:value-type="float">
            <text:p>36</text:p>
          </table:table-cell>
          <table:table-cell ns41:value-type="float" office:value="269" office:value-type="float">
            <text:p>269</text:p>
          </table:table-cell>
          <table:table-cell ns41:value-type="float" office:value="279" office:value-type="float">
            <text:p>279</text:p>
          </table:table-cell>
          <table:table-cell ns41:value-type="float" office:value="183" office:value-type="float">
            <text:p>183</text:p>
          </table:table-cell>
          <table:table-cell ns41:value-type="float" office:value="263" office:value-type="float">
            <text:p>263</text:p>
          </table:table-cell>
          <table:table-cell ns41:value-type="float" office:value="74" office:value-type="float">
            <text:p>74</text:p>
          </table:table-cell>
          <table:table-cell ns41:value-type="float" office:value="83" office:value-type="float">
            <text:p>83</text:p>
          </table:table-cell>
          <table:table-cell ns41:value-type="float" office:value="371" office:value-type="float">
            <text:p>371</text:p>
          </table:table-cell>
          <table:table-cell ns41:value-type="float" office:value="463" office:value-type="float">
            <text:p>463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58" office:value-type="float">
            <text:p>58</text:p>
          </table:table-cell>
          <table:table-cell ns41:value-type="float" office:value="67" office:value-type="float">
            <text:p>67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34" office:value-type="float">
            <text:p>34</text:p>
          </table:table-cell>
          <table:table-cell ns41:value-type="float" office:value="24" office:value-type="float">
            <text:p>24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35" office:value-type="float">
            <text:p>35</text:p>
          </table:table-cell>
          <table:table-cell ns41:value-type="float" office:value="39" office:value-type="float">
            <text:p>39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5155" office:value-type="float">
            <text:p>5155</text:p>
          </table:table-cell>
          <table:table-cell ns41:value-type="float" office:value="3662" office:value-type="float">
            <text:p>3662</text:p>
          </table:table-cell>
          <table:table-cell ns41:value-type="float" office:value="379" office:value-type="float">
            <text:p>379</text:p>
          </table:table-cell>
          <table:table-cell ns41:value-type="float" office:value="415" office:value-type="float">
            <text:p>415</text:p>
          </table:table-cell>
          <table:table-cell ns41:value-type="float" office:value="6707" office:value-type="float">
            <text:p>6707</text:p>
          </table:table-cell>
          <table:table-cell ns41:value-type="float" table:style-name="ce26" office:value="5526" office:value-type="float">
            <text:p>552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table:style-name="ce16"/>
          <table:table-cell/>
          <table:table-cell ns41:value-type="float" office:value="6" office:value-type="float">
            <text:p>6</text:p>
          </table:table-cell>
          <table:table-cell ns41:value-type="float" office:value="20" office:value-type="float">
            <text:p>20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40" office:value-type="float">
            <text:p>40</text:p>
          </table:table-cell>
          <table:table-cell ns41:value-type="float" office:value="46" office:value-type="float">
            <text:p>46</text:p>
          </table:table-cell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3" office:value-type="float">
            <text:p>3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301" office:value-type="float">
            <text:p>301</text:p>
          </table:table-cell>
          <table:table-cell ns41:value-type="float" office:value="214" office:value-type="float">
            <text:p>214</text:p>
          </table:table-cell>
          <table:table-cell ns41:value-type="float" office:value="41" office:value-type="float">
            <text:p>41</text:p>
          </table:table-cell>
          <table:table-cell ns41:value-type="float" office:value="11" office:value-type="float">
            <text:p>11</text:p>
          </table:table-cell>
          <table:table-cell ns41:value-type="float" office:value="402" office:value-type="float">
            <text:p>402</text:p>
          </table:table-cell>
          <table:table-cell ns41:value-type="float" table:style-name="ce26" office:value="309" office:value-type="float">
            <text:p>30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table:style-name="ce16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32" office:value-type="float">
            <text:p>32</text:p>
          </table:table-cell>
          <table:table-cell ns41:value-type="float" office:value="27" office:value-type="float">
            <text:p>27</text:p>
          </table:table-cell>
          <table:table-cell table:number-columns-repeated="2"/>
          <table:table-cell ns41:value-type="float" office:value="23" office:value-type="float">
            <text:p>23</text:p>
          </table:table-cell>
          <table:table-cell ns41:value-type="float" office:value="27" office:value-type="float">
            <text:p>27</text:p>
          </table:table-cell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46" office:value-type="float">
            <text:p>246</text:p>
          </table:table-cell>
          <table:table-cell ns41:value-type="float" office:value="219" office:value-type="float">
            <text:p>219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310" office:value-type="float">
            <text:p>310</text:p>
          </table:table-cell>
          <table:table-cell ns41:value-type="float" table:style-name="ce26" office:value="276" office:value-type="float">
            <text:p>27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9" office:value-type="float">
            <text:p>19</text:p>
          </table:table-cell>
          <table:table-cell ns41:value-type="float" office:value="13" office:value-type="float">
            <text:p>13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1" office:value-type="float">
            <text:p>11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248" office:value-type="float">
            <text:p>248</text:p>
          </table:table-cell>
          <table:table-cell ns41:value-type="float" office:value="159" office:value-type="float">
            <text:p>159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84" office:value-type="float">
            <text:p>284</text:p>
          </table:table-cell>
          <table:table-cell ns41:value-type="float" table:style-name="ce26" office:value="188" office:value-type="float">
            <text:p>188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ns41:value-type="float" table:style-name="ce16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8" table:number-columns-repeated="2" office:value-type="float">
            <text:p>8</text:p>
          </table:table-cell>
          <table:table-cell ns41:value-type="float" office:value="26" office:value-type="float">
            <text:p>26</text:p>
          </table:table-cell>
          <table:table-cell ns41:value-type="float" office:value="23" office:value-type="float">
            <text:p>23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61" office:value-type="float">
            <text:p>61</text:p>
          </table:table-cell>
          <table:table-cell ns41:value-type="float" office:value="103" office:value-type="float">
            <text:p>103</text:p>
          </table:table-cell>
          <table:table-cell table:number-columns-repeated="8"/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2089" office:value-type="float">
            <text:p>2089</text:p>
          </table:table-cell>
          <table:table-cell ns41:value-type="float" office:value="1725" office:value-type="float">
            <text:p>1725</text:p>
          </table:table-cell>
          <table:table-cell ns41:value-type="float" office:value="19" office:value-type="float">
            <text:p>19</text:p>
          </table:table-cell>
          <table:table-cell ns41:value-type="float" office:value="11" office:value-type="float">
            <text:p>11</text:p>
          </table:table-cell>
          <table:table-cell ns41:value-type="float" office:value="2213" office:value-type="float">
            <text:p>2213</text:p>
          </table:table-cell>
          <table:table-cell ns41:value-type="float" table:style-name="ce26" office:value="1882" office:value-type="float">
            <text:p>1882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table:style-name="ce16"/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table:number-columns-repeated="18"/>
          <table:table-cell ns41:value-type="float" office:value="1" table:number-columns-repeated="2" office:value-type="float">
            <text:p>1</text:p>
          </table:table-cell>
          <table:table-cell ns41:value-type="float" office:value="42" office:value-type="float">
            <text:p>42</text:p>
          </table:table-cell>
          <table:table-cell ns41:value-type="float" office:value="7" office:value-type="float">
            <text:p>7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46" office:value-type="float">
            <text:p>46</text:p>
          </table:table-cell>
          <table:table-cell ns41:value-type="float" table:style-name="ce26" office:value="13" office:value-type="float">
            <text:p>1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Totaal</text:p>
          </table:table-cell>
          <table:table-cell/>
          <table:table-cell ns41:value-type="float" table:style-name="ce16" office:value="74" office:value-type="float">
            <text:p>74</text:p>
          </table:table-cell>
          <table:table-cell ns41:value-type="float" office:value="113" office:value-type="float">
            <text:p>113</text:p>
          </table:table-cell>
          <table:table-cell ns41:value-type="float" office:value="170" office:value-type="float">
            <text:p>170</text:p>
          </table:table-cell>
          <table:table-cell ns41:value-type="float" office:value="286" office:value-type="float">
            <text:p>286</text:p>
          </table:table-cell>
          <table:table-cell ns41:value-type="float" office:value="50" office:value-type="float">
            <text:p>50</text:p>
          </table:table-cell>
          <table:table-cell ns41:value-type="float" office:value="64" office:value-type="float">
            <text:p>64</text:p>
          </table:table-cell>
          <table:table-cell ns41:value-type="float" office:value="352" office:value-type="float">
            <text:p>352</text:p>
          </table:table-cell>
          <table:table-cell ns41:value-type="float" office:value="443" office:value-type="float">
            <text:p>443</text:p>
          </table:table-cell>
          <table:table-cell ns41:value-type="float" office:value="598" office:value-type="float">
            <text:p>598</text:p>
          </table:table-cell>
          <table:table-cell ns41:value-type="float" office:value="648" office:value-type="float">
            <text:p>648</text:p>
          </table:table-cell>
          <table:table-cell ns41:value-type="float" office:value="265" office:value-type="float">
            <text:p>265</text:p>
          </table:table-cell>
          <table:table-cell ns41:value-type="float" office:value="350" office:value-type="float">
            <text:p>350</text:p>
          </table:table-cell>
          <table:table-cell ns41:value-type="float" office:value="240" office:value-type="float">
            <text:p>240</text:p>
          </table:table-cell>
          <table:table-cell ns41:value-type="float" office:value="269" office:value-type="float">
            <text:p>269</text:p>
          </table:table-cell>
          <table:table-cell ns41:value-type="float" office:value="385" office:value-type="float">
            <text:p>385</text:p>
          </table:table-cell>
          <table:table-cell ns41:value-type="float" office:value="488" office:value-type="float">
            <text:p>488</text:p>
          </table:table-cell>
          <table:table-cell ns41:value-type="float" office:value="11" office:value-type="float">
            <text:p>11</text:p>
          </table:table-cell>
          <table:table-cell ns41:value-type="float" office:value="29" office:value-type="float">
            <text:p>29</text:p>
          </table:table-cell>
          <table:table-cell ns41:value-type="float" office:value="154" office:value-type="float">
            <text:p>154</text:p>
          </table:table-cell>
          <table:table-cell ns41:value-type="float" office:value="191" office:value-type="float">
            <text:p>191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36" office:value-type="float">
            <text:p>36</text:p>
          </table:table-cell>
          <table:table-cell ns41:value-type="float" office:value="31" office:value-type="float">
            <text:p>31</text:p>
          </table:table-cell>
          <table:table-cell ns41:value-type="float" office:value="5" office:value-type="float">
            <text:p>5</text:p>
          </table:table-cell>
          <table:table-cell ns41:value-type="float" office:value="8" office:value-type="float">
            <text:p>8</text:p>
          </table:table-cell>
          <table:table-cell ns41:value-type="float" office:value="21" office:value-type="float">
            <text:p>21</text:p>
          </table:table-cell>
          <table:table-cell ns41:value-type="float" office:value="11" office:value-type="float">
            <text:p>11</text:p>
          </table:table-cell>
          <table:table-cell ns41:value-type="float" office:value="50" office:value-type="float">
            <text:p>50</text:p>
          </table:table-cell>
          <table:table-cell ns41:value-type="float" office:value="56" office:value-type="float">
            <text:p>56</text:p>
          </table:table-cell>
          <table:table-cell ns41:value-type="float" office:value="9" office:value-type="float">
            <text:p>9</text:p>
          </table:table-cell>
          <table:table-cell ns41:value-type="float" office:value="33" office:value-type="float">
            <text:p>33</text:p>
          </table:table-cell>
          <table:table-cell ns41:value-type="float" office:value="12017" office:value-type="float">
            <text:p>12017</text:p>
          </table:table-cell>
          <table:table-cell ns41:value-type="float" office:value="8907" office:value-type="float">
            <text:p>8907</text:p>
          </table:table-cell>
          <table:table-cell ns41:value-type="float" office:value="680" office:value-type="float">
            <text:p>680</text:p>
          </table:table-cell>
          <table:table-cell ns41:value-type="float" office:value="770" office:value-type="float">
            <text:p>770</text:p>
          </table:table-cell>
          <table:table-cell ns41:value-type="float" office:value="15118" office:value-type="float">
            <text:p>15118</text:p>
          </table:table-cell>
          <table:table-cell ns41:value-type="float" table:style-name="ce26" office:value="12702" office:value-type="float">
            <text:p>12702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7">
          <table:table-cell ns41:value-type="string" table:style-name="ce8" office:value-type="string">
            <text:p>Overige gemeenten</text:p>
          </table:table-cell>
          <table:table-cell/>
          <table:table-cell table:style-name="ce16"/>
          <table:table-cell table:number-columns-repeated="3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7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table:style-name="ce16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table:number-columns-repeated="3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174" office:value-type="float">
            <text:p>174</text:p>
          </table:table-cell>
          <table:table-cell ns41:value-type="float" office:value="128" office:value-type="float">
            <text:p>128</text:p>
          </table:table-cell>
          <table:table-cell ns41:value-type="float" office:value="11" office:value-type="float">
            <text:p>11</text:p>
          </table:table-cell>
          <table:table-cell ns41:value-type="float" office:value="5" office:value-type="float">
            <text:p>5</text:p>
          </table:table-cell>
          <table:table-cell ns41:value-type="float" office:value="198" office:value-type="float">
            <text:p>198</text:p>
          </table:table-cell>
          <table:table-cell ns41:value-type="float" table:style-name="ce26" office:value="148" office:value-type="float">
            <text:p>148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4" office:value-type="float">
            <text:p>4</text:p>
          </table:table-cell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20" office:value-type="float">
            <text:p>20</text:p>
          </table:table-cell>
          <table:table-cell ns41:value-type="float" office:value="11" office:value-type="float">
            <text:p>11</text:p>
          </table:table-cell>
          <table:table-cell ns41:value-type="float" office:value="14" office:value-type="float">
            <text:p>14</text:p>
          </table:table-cell>
          <table:table-cell ns41:value-type="float" office:value="17" office:value-type="float">
            <text:p>17</text:p>
          </table:table-cell>
          <table:table-cell ns41:value-type="float" office:value="31" office:value-type="float">
            <text:p>31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16" office:value-type="float">
            <text:p>16</text:p>
          </table:table-cell>
          <table:table-cell ns41:value-type="float" office:value="20" office:value-type="float">
            <text:p>20</text:p>
          </table:table-cell>
          <table:table-cell/>
          <table:table-cell ns41:value-type="float" office:value="1" table:number-columns-repeated="4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table:number-columns-repeated="3" office:value-type="float">
            <text:p>1</text:p>
          </table:table-cell>
          <table:table-cell ns41:value-type="float" office:value="822" office:value-type="float">
            <text:p>822</text:p>
          </table:table-cell>
          <table:table-cell ns41:value-type="float" office:value="724" office:value-type="float">
            <text:p>724</text:p>
          </table:table-cell>
          <table:table-cell ns41:value-type="float" office:value="76" office:value-type="float">
            <text:p>76</text:p>
          </table:table-cell>
          <table:table-cell ns41:value-type="float" office:value="57" office:value-type="float">
            <text:p>57</text:p>
          </table:table-cell>
          <table:table-cell ns41:value-type="float" office:value="976" office:value-type="float">
            <text:p>976</text:p>
          </table:table-cell>
          <table:table-cell ns41:value-type="float" table:style-name="ce26" office:value="920" office:value-type="float">
            <text:p>92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5" office:value-type="float">
            <text:p>5</text:p>
          </table:table-cell>
          <table:table-cell ns41:value-type="float" office:value="11" office:value-type="float">
            <text:p>11</text:p>
          </table:table-cell>
          <table:table-cell ns41:value-type="float" office:value="12" office:value-type="float">
            <text:p>12</text:p>
          </table:table-cell>
          <table:table-cell ns41:value-type="float" office:value="17" office:value-type="float">
            <text:p>17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 ns41:value-type="float" office:value="19" office:value-type="float">
            <text:p>19</text:p>
          </table:table-cell>
          <table:table-cell ns41:value-type="float" office:value="18" table:number-columns-repeated="2" office:value-type="float">
            <text:p>18</text:p>
          </table:table-cell>
          <table:table-cell ns41:value-type="float" office:value="20" office:value-type="float">
            <text:p>20</text:p>
          </table:table-cell>
          <table:table-cell ns41:value-type="float" office:value="54" office:value-type="float">
            <text:p>54</text:p>
          </table:table-cell>
          <table:table-cell ns41:value-type="float" office:value="45" office:value-type="float">
            <text:p>45</text:p>
          </table:table-cell>
          <table:table-cell ns41:value-type="float" office:value="12" table:number-columns-repeated="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300" office:value-type="float">
            <text:p>1300</text:p>
          </table:table-cell>
          <table:table-cell ns41:value-type="float" office:value="983" office:value-type="float">
            <text:p>983</text:p>
          </table:table-cell>
          <table:table-cell ns41:value-type="float" office:value="276" office:value-type="float">
            <text:p>276</text:p>
          </table:table-cell>
          <table:table-cell ns41:value-type="float" office:value="264" office:value-type="float">
            <text:p>264</text:p>
          </table:table-cell>
          <table:table-cell ns41:value-type="float" office:value="1715" office:value-type="float">
            <text:p>1715</text:p>
          </table:table-cell>
          <table:table-cell ns41:value-type="float" table:style-name="ce26" office:value="1400" office:value-type="float">
            <text:p>140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15" office:value-type="float">
            <text:p>15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50" office:value-type="float">
            <text:p>50</text:p>
          </table:table-cell>
          <table:table-cell ns41:value-type="float" office:value="51" office:value-type="float">
            <text:p>51</text:p>
          </table:table-cell>
          <table:table-cell ns41:value-type="float" office:value="88" office:value-type="float">
            <text:p>88</text:p>
          </table:table-cell>
          <table:table-cell ns41:value-type="float" office:value="92" office:value-type="float">
            <text:p>92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32" office:value-type="float">
            <text:p>32</text:p>
          </table:table-cell>
          <table:table-cell ns41:value-type="float" office:value="49" office:value-type="float">
            <text:p>49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7" office:value-type="float">
            <text:p>17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8"/>
          <table:table-cell ns41:value-type="float" office:value="3746" office:value-type="float">
            <text:p>3746</text:p>
          </table:table-cell>
          <table:table-cell ns41:value-type="float" office:value="3077" office:value-type="float">
            <text:p>3077</text:p>
          </table:table-cell>
          <table:table-cell ns41:value-type="float" office:value="254" office:value-type="float">
            <text:p>254</text:p>
          </table:table-cell>
          <table:table-cell ns41:value-type="float" office:value="243" office:value-type="float">
            <text:p>243</text:p>
          </table:table-cell>
          <table:table-cell ns41:value-type="float" office:value="4188" office:value-type="float">
            <text:p>4188</text:p>
          </table:table-cell>
          <table:table-cell ns41:value-type="float" table:style-name="ce26" office:value="3553" office:value-type="float">
            <text:p>355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Zeeland</text:p>
          </table:table-cell>
          <table:table-cell/>
          <table:table-cell ns41:value-type="float" table:style-name="ce16" office:value="35" office:value-type="float">
            <text:p>35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46" office:value-type="float">
            <text:p>46</text:p>
          </table:table-cell>
          <table:table-cell ns41:value-type="float" office:value="36" office:value-type="float">
            <text:p>36</text:p>
          </table:table-cell>
          <table:table-cell ns41:value-type="float" office:value="198" office:value-type="float">
            <text:p>198</text:p>
          </table:table-cell>
          <table:table-cell ns41:value-type="float" office:value="199" office:value-type="float">
            <text:p>199</text:p>
          </table:table-cell>
          <table:table-cell ns41:value-type="float" office:value="169" office:value-type="float">
            <text:p>169</text:p>
          </table:table-cell>
          <table:table-cell ns41:value-type="float" office:value="159" office:value-type="float">
            <text:p>159</text:p>
          </table:table-cell>
          <table:table-cell ns41:value-type="float" office:value="1" office:value-type="float">
            <text:p>1</text:p>
          </table:table-cell>
          <table:table-cell table:number-columns-repeated="17"/>
          <table:table-cell ns41:value-type="float" office:value="852" office:value-type="float">
            <text:p>852</text:p>
          </table:table-cell>
          <table:table-cell ns41:value-type="float" office:value="695" office:value-type="float">
            <text:p>695</text:p>
          </table:table-cell>
          <table:table-cell ns41:value-type="float" office:value="1039" office:value-type="float">
            <text:p>1039</text:p>
          </table:table-cell>
          <table:table-cell ns41:value-type="float" office:value="949" office:value-type="float">
            <text:p>949</text:p>
          </table:table-cell>
          <table:table-cell ns41:value-type="float" office:value="2352" office:value-type="float">
            <text:p>2352</text:p>
          </table:table-cell>
          <table:table-cell ns41:value-type="float" table:style-name="ce26" office:value="2064" office:value-type="float">
            <text:p>206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ns41:value-type="float" table:style-name="ce16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7" office:value-type="float">
            <text:p>7</text:p>
          </table:table-cell>
          <table:table-cell ns41:value-type="float" office:value="19" office:value-type="float">
            <text:p>19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70" office:value-type="float">
            <text:p>70</text:p>
          </table:table-cell>
          <table:table-cell ns41:value-type="float" office:value="112" office:value-type="float">
            <text:p>112</text:p>
          </table:table-cell>
          <table:table-cell table:number-columns-repeated="8"/>
          <table:table-cell ns41:value-type="float" office:value="231" office:value-type="float">
            <text:p>231</text:p>
          </table:table-cell>
          <table:table-cell ns41:value-type="float" office:value="194" office:value-type="float">
            <text:p>194</text:p>
          </table:table-cell>
          <table:table-cell ns41:value-type="float" office:value="15" office:value-type="float">
            <text:p>15</text:p>
          </table:table-cell>
          <table:table-cell ns41:value-type="float" office:value="17" office:value-type="float">
            <text:p>17</text:p>
          </table:table-cell>
          <table:table-cell ns41:value-type="float" office:value="332" office:value-type="float">
            <text:p>332</text:p>
          </table:table-cell>
          <table:table-cell ns41:value-type="float" table:style-name="ce26" office:value="380" office:value-type="float">
            <text:p>38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table:style-name="ce16"/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433" office:value-type="float">
            <text:p>433</text:p>
          </table:table-cell>
          <table:table-cell ns41:value-type="float" office:value="488" office:value-type="float">
            <text:p>488</text:p>
          </table:table-cell>
          <table:table-cell ns41:value-type="float" office:value="34" office:value-type="float">
            <text:p>34</text:p>
          </table:table-cell>
          <table:table-cell ns41:value-type="float" office:value="32" office:value-type="float">
            <text:p>32</text:p>
          </table:table-cell>
          <table:table-cell table:number-columns-repeated="2"/>
          <table:table-cell ns41:value-type="float" office:value="138" office:value-type="float">
            <text:p>138</text:p>
          </table:table-cell>
          <table:table-cell ns41:value-type="float" office:value="162" office:value-type="float">
            <text:p>16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10"/>
          <table:table-cell ns41:value-type="float" office:value="12614" office:value-type="float">
            <text:p>12614</text:p>
          </table:table-cell>
          <table:table-cell ns41:value-type="float" office:value="10651" office:value-type="float">
            <text:p>10651</text:p>
          </table:table-cell>
          <table:table-cell ns41:value-type="float" office:value="207" office:value-type="float">
            <text:p>207</text:p>
          </table:table-cell>
          <table:table-cell ns41:value-type="float" office:value="215" office:value-type="float">
            <text:p>215</text:p>
          </table:table-cell>
          <table:table-cell ns41:value-type="float" office:value="13430" office:value-type="float">
            <text:p>13430</text:p>
          </table:table-cell>
          <table:table-cell ns41:value-type="float" table:style-name="ce26" office:value="11554" office:value-type="float">
            <text:p>1155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5" office:value-type="float">
            <text:p>15</text:p>
          </table:table-cell>
          <table:table-cell ns41:value-type="float" office:value="51" office:value-type="float">
            <text:p>51</text:p>
          </table:table-cell>
          <table:table-cell ns41:value-type="float" office:value="39" office:value-type="float">
            <text:p>39</text:p>
          </table:table-cell>
          <table:table-cell ns41:value-type="float" office:value="5" table:number-columns-repeated="2" office:value-type="float">
            <text:p>5</text:p>
          </table:table-cell>
          <table:table-cell table:number-columns-repeated="2"/>
          <table:table-cell ns41:value-type="float" office:value="31" office:value-type="float">
            <text:p>31</text:p>
          </table:table-cell>
          <table:table-cell ns41:value-type="float" office:value="42" office:value-type="float">
            <text:p>42</text:p>
          </table:table-cell>
          <table:table-cell table:number-columns-repeated="8"/>
          <table:table-cell ns41:value-type="float" office:value="11" office:value-type="float">
            <text:p>11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1146" office:value-type="float">
            <text:p>1146</text:p>
          </table:table-cell>
          <table:table-cell ns41:value-type="float" office:value="846" office:value-type="float">
            <text:p>846</text:p>
          </table:table-cell>
          <table:table-cell ns41:value-type="float" office:value="155" office:value-type="float">
            <text:p>155</text:p>
          </table:table-cell>
          <table:table-cell ns41:value-type="float" office:value="130" office:value-type="float">
            <text:p>130</text:p>
          </table:table-cell>
          <table:table-cell ns41:value-type="float" office:value="1419" office:value-type="float">
            <text:p>1419</text:p>
          </table:table-cell>
          <table:table-cell ns41:value-type="float" table:style-name="ce26" office:value="1099" office:value-type="float">
            <text:p>109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table:style-name="ce16"/>
          <table:table-cell table:number-columns-repeated="5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69" office:value-type="float">
            <text:p>69</text:p>
          </table:table-cell>
          <table:table-cell ns41:value-type="float" office:value="62" office:value-type="float">
            <text:p>62</text:p>
          </table:table-cell>
          <table:table-cell ns41:value-type="float" office:value="279" office:value-type="float">
            <text:p>279</text:p>
          </table:table-cell>
          <table:table-cell ns41:value-type="float" office:value="300" office:value-type="float">
            <text:p>300</text:p>
          </table:table-cell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43" office:value-type="float">
            <text:p>243</text:p>
          </table:table-cell>
          <table:table-cell ns41:value-type="float" office:value="288" office:value-type="float">
            <text:p>288</text:p>
          </table:table-cell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5" office:value-type="float">
            <text:p>15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2862" office:value-type="float">
            <text:p>2862</text:p>
          </table:table-cell>
          <table:table-cell ns41:value-type="float" office:value="2386" office:value-type="float">
            <text:p>2386</text:p>
          </table:table-cell>
          <table:table-cell ns41:value-type="float" office:value="16" office:value-type="float">
            <text:p>16</text:p>
          </table:table-cell>
          <table:table-cell ns41:value-type="float" office:value="19" office:value-type="float">
            <text:p>19</text:p>
          </table:table-cell>
          <table:table-cell ns41:value-type="float" office:value="3493" office:value-type="float">
            <text:p>3493</text:p>
          </table:table-cell>
          <table:table-cell ns41:value-type="float" table:style-name="ce26" office:value="3070" office:value-type="float">
            <text:p>307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Drenthe</text:p>
          </table:table-cell>
          <table:table-cell/>
          <table:table-cell table:style-name="ce16"/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23" office:value-type="float">
            <text:p>23</text:p>
          </table:table-cell>
          <table:table-cell ns41:value-type="float" office:value="21" office:value-type="float">
            <text:p>21</text:p>
          </table:table-cell>
          <table:table-cell ns41:value-type="float" office:value="17" office:value-type="float">
            <text:p>17</text:p>
          </table:table-cell>
          <table:table-cell table:number-columns-repeated="2"/>
          <table:table-cell ns41:value-type="float" office:value="146" office:value-type="float">
            <text:p>146</text:p>
          </table:table-cell>
          <table:table-cell ns41:value-type="float" office:value="165" office:value-type="float">
            <text:p>165</text:p>
          </table:table-cell>
          <table:table-cell table:number-columns-repeated="12"/>
          <table:table-cell ns41:value-type="float" office:value="940" office:value-type="float">
            <text:p>940</text:p>
          </table:table-cell>
          <table:table-cell ns41:value-type="float" office:value="739" office:value-type="float">
            <text:p>739</text:p>
          </table:table-cell>
          <table:table-cell ns41:value-type="float" office:value="45" office:value-type="float">
            <text:p>45</text:p>
          </table:table-cell>
          <table:table-cell ns41:value-type="float" office:value="29" office:value-type="float">
            <text:p>29</text:p>
          </table:table-cell>
          <table:table-cell ns41:value-type="float" office:value="1175" office:value-type="float">
            <text:p>1175</text:p>
          </table:table-cell>
          <table:table-cell ns41:value-type="float" table:style-name="ce26" office:value="975" office:value-type="float">
            <text:p>975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table:style-name="ce16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5" table:number-columns-repeated="2" office:value-type="float">
            <text:p>15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table:number-columns-repeated="4"/>
          <table:table-cell ns41:value-type="float" office:value="32" office:value-type="float">
            <text:p>32</text:p>
          </table:table-cell>
          <table:table-cell ns41:value-type="float" office:value="19" office:value-type="float">
            <text:p>19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Totaal</text:p>
          </table:table-cell>
          <table:table-cell/>
          <table:table-cell ns41:value-type="float" table:style-name="ce16" office:value="47" office:value-type="float">
            <text:p>47</text:p>
          </table:table-cell>
          <table:table-cell ns41:value-type="float" office:value="52" office:value-type="float">
            <text:p>52</text:p>
          </table:table-cell>
          <table:table-cell ns41:value-type="float" office:value="39" office:value-type="float">
            <text:p>39</text:p>
          </table:table-cell>
          <table:table-cell ns41:value-type="float" office:value="101" office:value-type="float">
            <text:p>101</text:p>
          </table:table-cell>
          <table:table-cell ns41:value-type="float" office:value="4" office:value-type="float">
            <text:p>4</text:p>
          </table:table-cell>
          <table:table-cell ns41:value-type="float" office:value="10" office:value-type="float">
            <text:p>10</text:p>
          </table:table-cell>
          <table:table-cell ns41:value-type="float" office:value="24" office:value-type="float">
            <text:p>24</text:p>
          </table:table-cell>
          <table:table-cell ns41:value-type="float" office:value="39" office:value-type="float">
            <text:p>39</text:p>
          </table:table-cell>
          <table:table-cell ns41:value-type="float" office:value="123" office:value-type="float">
            <text:p>123</text:p>
          </table:table-cell>
          <table:table-cell ns41:value-type="float" office:value="117" office:value-type="float">
            <text:p>117</text:p>
          </table:table-cell>
          <table:table-cell ns41:value-type="float" office:value="418" office:value-type="float">
            <text:p>418</text:p>
          </table:table-cell>
          <table:table-cell ns41:value-type="float" office:value="436" office:value-type="float">
            <text:p>436</text:p>
          </table:table-cell>
          <table:table-cell ns41:value-type="float" office:value="1027" office:value-type="float">
            <text:p>1027</text:p>
          </table:table-cell>
          <table:table-cell ns41:value-type="float" office:value="1075" office:value-type="float">
            <text:p>1075</text:p>
          </table:table-cell>
          <table:table-cell ns41:value-type="float" office:value="127" office:value-type="float">
            <text:p>127</text:p>
          </table:table-cell>
          <table:table-cell ns41:value-type="float" office:value="157" office:value-type="float">
            <text:p>157</text:p>
          </table:table-cell>
          <table:table-cell ns41:value-type="float" office:value="5" office:value-type="float">
            <text:p>5</text:p>
          </table:table-cell>
          <table:table-cell ns41:value-type="float" office:value="10" office:value-type="float">
            <text:p>10</text:p>
          </table:table-cell>
          <table:table-cell ns41:value-type="float" office:value="588" office:value-type="float">
            <text:p>588</text:p>
          </table:table-cell>
          <table:table-cell ns41:value-type="float" office:value="699" office:value-type="float">
            <text:p>699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72" office:value-type="float">
            <text:p>72</text:p>
          </table:table-cell>
          <table:table-cell ns41:value-type="float" office:value="115" office:value-type="float">
            <text:p>11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37" office:value-type="float">
            <text:p>37</text:p>
          </table:table-cell>
          <table:table-cell ns41:value-type="float" office:value="21" office:value-type="float">
            <text:p>21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4719" office:value-type="float">
            <text:p>24719</text:p>
          </table:table-cell>
          <table:table-cell ns41:value-type="float" office:value="20442" office:value-type="float">
            <text:p>20442</text:p>
          </table:table-cell>
          <table:table-cell ns41:value-type="float" office:value="2094" office:value-type="float">
            <text:p>2094</text:p>
          </table:table-cell>
          <table:table-cell ns41:value-type="float" office:value="1930" office:value-type="float">
            <text:p>1930</text:p>
          </table:table-cell>
          <table:table-cell ns41:value-type="float" office:value="29330" office:value-type="float">
            <text:p>29330</text:p>
          </table:table-cell>
          <table:table-cell ns41:value-type="float" table:style-name="ce26" office:value="25216" office:value-type="float">
            <text:p>2521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7">
          <table:table-cell ns41:value-type="string" table:style-name="ce8" office:value-type="string">
            <text:p>De Provinciën</text:p>
          </table:table-cell>
          <table:table-cell/>
          <table:table-cell table:style-name="ce16"/>
          <table:table-cell table:number-columns-repeated="3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79"/>
        </table:table-row>
        <table:table-row table:style-name="ro6">
          <table:table-cell ns41:value-type="string" table:style-name="ce7" office:value-type="string">
            <text:p>Noordbrabant</text:p>
          </table:table-cell>
          <table:table-cell/>
          <table:table-cell table:style-name="ce16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4" table:number-columns-repeated="3" office:value-type="float">
            <text:p>4</text:p>
          </table:table-cell>
          <table:table-cell ns41:value-type="float" office:value="2" table:number-columns-repeated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328" office:value-type="float">
            <text:p>328</text:p>
          </table:table-cell>
          <table:table-cell ns41:value-type="float" office:value="243" office:value-type="float">
            <text:p>243</text:p>
          </table:table-cell>
          <table:table-cell ns41:value-type="float" office:value="12" office:value-type="float">
            <text:p>12</text:p>
          </table:table-cell>
          <table:table-cell ns41:value-type="float" office:value="7" office:value-type="float">
            <text:p>7</text:p>
          </table:table-cell>
          <table:table-cell ns41:value-type="float" office:value="362" office:value-type="float">
            <text:p>362</text:p>
          </table:table-cell>
          <table:table-cell ns41:value-type="float" table:style-name="ce26" office:value="273" office:value-type="float">
            <text:p>273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/>
          <table:table-cell ns41:value-type="float" table:style-name="ce16" office:value="3" office:value-type="float">
            <text:p>3</text:p>
          </table:table-cell>
          <table:table-cell ns41:value-type="float" office:value="13" office:value-type="float">
            <text:p>13</text:p>
          </table:table-cell>
          <table:table-cell ns41:value-type="float" office:value="8" office:value-type="float">
            <text:p>8</text:p>
          </table:table-cell>
          <table:table-cell ns41:value-type="float" office:value="45" office:value-type="float">
            <text:p>45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10" office:value-type="float">
            <text:p>10</text:p>
          </table:table-cell>
          <table:table-cell ns41:value-type="float" office:value="15" office:value-type="float">
            <text:p>15</text:p>
          </table:table-cell>
          <table:table-cell ns41:value-type="float" office:value="13" office:value-type="float">
            <text:p>13</text:p>
          </table:table-cell>
          <table:table-cell ns41:value-type="float" office:value="28" office:value-type="float">
            <text:p>28</text:p>
          </table:table-cell>
          <table:table-cell ns41:value-type="float" office:value="24" office:value-type="float">
            <text:p>24</text:p>
          </table:table-cell>
          <table:table-cell ns41:value-type="float" office:value="33" office:value-type="float">
            <text:p>33</text:p>
          </table:table-cell>
          <table:table-cell ns41:value-type="float" office:value="13" office:value-type="float">
            <text:p>13</text:p>
          </table:table-cell>
          <table:table-cell ns41:value-type="float" office:value="14" office:value-type="float">
            <text:p>14</text:p>
          </table:table-cell>
          <table:table-cell ns41:value-type="float" office:value="20" office:value-type="float">
            <text:p>20</text:p>
          </table:table-cell>
          <table:table-cell ns41:value-type="float" office:value="38" office:value-type="float">
            <text:p>38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17" office:value-type="float">
            <text:p>17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337" office:value-type="float">
            <text:p>1337</text:p>
          </table:table-cell>
          <table:table-cell ns41:value-type="float" office:value="1167" office:value-type="float">
            <text:p>1167</text:p>
          </table:table-cell>
          <table:table-cell ns41:value-type="float" office:value="85" office:value-type="float">
            <text:p>85</text:p>
          </table:table-cell>
          <table:table-cell ns41:value-type="float" office:value="67" office:value-type="float">
            <text:p>67</text:p>
          </table:table-cell>
          <table:table-cell ns41:value-type="float" office:value="1544" office:value-type="float">
            <text:p>1544</text:p>
          </table:table-cell>
          <table:table-cell ns41:value-type="float" table:style-name="ce26" office:value="1464" office:value-type="float">
            <text:p>146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Zuidholland</text:p>
          </table:table-cell>
          <table:table-cell/>
          <table:table-cell ns41:value-type="float" table:style-name="ce16" office:value="34" office:value-type="float">
            <text:p>34</text:p>
          </table:table-cell>
          <table:table-cell ns41:value-type="float" office:value="57" office:value-type="float">
            <text:p>57</text:p>
          </table:table-cell>
          <table:table-cell ns41:value-type="float" office:value="99" office:value-type="float">
            <text:p>99</text:p>
          </table:table-cell>
          <table:table-cell ns41:value-type="float" office:value="149" office:value-type="float">
            <text:p>149</text:p>
          </table:table-cell>
          <table:table-cell ns41:value-type="float" office:value="48" office:value-type="float">
            <text:p>48</text:p>
          </table:table-cell>
          <table:table-cell ns41:value-type="float" office:value="52" office:value-type="float">
            <text:p>52</text:p>
          </table:table-cell>
          <table:table-cell ns41:value-type="float" office:value="315" office:value-type="float">
            <text:p>315</text:p>
          </table:table-cell>
          <table:table-cell ns41:value-type="float" office:value="399" office:value-type="float">
            <text:p>399</text:p>
          </table:table-cell>
          <table:table-cell ns41:value-type="float" office:value="235" office:value-type="float">
            <text:p>235</text:p>
          </table:table-cell>
          <table:table-cell ns41:value-type="float" office:value="263" office:value-type="float">
            <text:p>263</text:p>
          </table:table-cell>
          <table:table-cell ns41:value-type="float" office:value="72" office:value-type="float">
            <text:p>72</text:p>
          </table:table-cell>
          <table:table-cell ns41:value-type="float" office:value="78" office:value-type="float">
            <text:p>78</text:p>
          </table:table-cell>
          <table:table-cell ns41:value-type="float" office:value="191" office:value-type="float">
            <text:p>191</text:p>
          </table:table-cell>
          <table:table-cell ns41:value-type="float" office:value="202" office:value-type="float">
            <text:p>202</text:p>
          </table:table-cell>
          <table:table-cell ns41:value-type="float" office:value="21" office:value-type="float">
            <text:p>21</text:p>
          </table:table-cell>
          <table:table-cell ns41:value-type="float" office:value="27" office:value-type="float">
            <text:p>27</text:p>
          </table:table-cell>
          <table:table-cell ns41:value-type="float" office:value="10" office:value-type="float">
            <text:p>10</text:p>
          </table:table-cell>
          <table:table-cell ns41:value-type="float" office:value="26" office:value-type="float">
            <text:p>26</text:p>
          </table:table-cell>
          <table:table-cell ns41:value-type="float" office:value="21" office:value-type="float">
            <text:p>21</text:p>
          </table:table-cell>
          <table:table-cell ns41:value-type="float" office:value="9" office:value-type="float">
            <text:p>9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12" office:value-type="float">
            <text:p>12</text:p>
          </table:table-cell>
          <table:table-cell ns41:value-type="float" office:value="10" office:value-type="float">
            <text:p>10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25" office:value-type="float">
            <text:p>25</text:p>
          </table:table-cell>
          <table:table-cell ns41:value-type="float" office:value="4567" office:value-type="float">
            <text:p>4567</text:p>
          </table:table-cell>
          <table:table-cell ns41:value-type="float" office:value="3346" office:value-type="float">
            <text:p>3346</text:p>
          </table:table-cell>
          <table:table-cell ns41:value-type="float" office:value="499" office:value-type="float">
            <text:p>499</text:p>
          </table:table-cell>
          <table:table-cell ns41:value-type="float" office:value="583" office:value-type="float">
            <text:p>583</text:p>
          </table:table-cell>
          <table:table-cell ns41:value-type="float" office:value="6139" office:value-type="float">
            <text:p>6139</text:p>
          </table:table-cell>
          <table:table-cell ns41:value-type="float" table:style-name="ce26" office:value="5239" office:value-type="float">
            <text:p>523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Noordholland</text:p>
          </table:table-cell>
          <table:table-cell/>
          <table:table-cell ns41:value-type="float" table:style-name="ce16" office:value="41" office:value-type="float">
            <text:p>41</text:p>
          </table:table-cell>
          <table:table-cell ns41:value-type="float" office:value="62" office:value-type="float">
            <text:p>62</text:p>
          </table:table-cell>
          <table:table-cell ns41:value-type="float" office:value="78" office:value-type="float">
            <text:p>78</text:p>
          </table:table-cell>
          <table:table-cell ns41:value-type="float" office:value="124" office:value-type="float">
            <text:p>124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21" office:value-type="float">
            <text:p>21</text:p>
          </table:table-cell>
          <table:table-cell ns41:value-type="float" office:value="39" office:value-type="float">
            <text:p>39</text:p>
          </table:table-cell>
          <table:table-cell ns41:value-type="float" office:value="319" office:value-type="float">
            <text:p>319</text:p>
          </table:table-cell>
          <table:table-cell ns41:value-type="float" office:value="330" office:value-type="float">
            <text:p>330</text:p>
          </table:table-cell>
          <table:table-cell ns41:value-type="float" office:value="271" office:value-type="float">
            <text:p>271</text:p>
          </table:table-cell>
          <table:table-cell ns41:value-type="float" office:value="355" office:value-type="float">
            <text:p>355</text:p>
          </table:table-cell>
          <table:table-cell ns41:value-type="float" office:value="78" office:value-type="float">
            <text:p>78</text:p>
          </table:table-cell>
          <table:table-cell ns41:value-type="float" office:value="85" office:value-type="float">
            <text:p>85</text:p>
          </table:table-cell>
          <table:table-cell ns41:value-type="float" office:value="403" office:value-type="float">
            <text:p>403</text:p>
          </table:table-cell>
          <table:table-cell ns41:value-type="float" office:value="512" office:value-type="float">
            <text:p>512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65" office:value-type="float">
            <text:p>65</text:p>
          </table:table-cell>
          <table:table-cell ns41:value-type="float" office:value="84" office:value-type="float">
            <text:p>84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35" office:value-type="float">
            <text:p>35</text:p>
          </table:table-cell>
          <table:table-cell ns41:value-type="float" office:value="25" office:value-type="float">
            <text:p>25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35" office:value-type="float">
            <text:p>35</text:p>
          </table:table-cell>
          <table:table-cell ns41:value-type="float" office:value="39" office:value-type="float">
            <text:p>39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8901" office:value-type="float">
            <text:p>8901</text:p>
          </table:table-cell>
          <table:table-cell ns41:value-type="float" office:value="6739" office:value-type="float">
            <text:p>6739</text:p>
          </table:table-cell>
          <table:table-cell ns41:value-type="float" office:value="633" office:value-type="float">
            <text:p>633</text:p>
          </table:table-cell>
          <table:table-cell ns41:value-type="float" office:value="658" office:value-type="float">
            <text:p>658</text:p>
          </table:table-cell>
          <table:table-cell ns41:value-type="float" office:value="10895" office:value-type="float">
            <text:p>10895</text:p>
          </table:table-cell>
          <table:table-cell ns41:value-type="float" table:style-name="ce26" office:value="9079" office:value-type="float">
            <text:p>907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Zeeland</text:p>
          </table:table-cell>
          <table:table-cell/>
          <table:table-cell ns41:value-type="float" table:style-name="ce16" office:value="35" office:value-type="float">
            <text:p>35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46" office:value-type="float">
            <text:p>46</text:p>
          </table:table-cell>
          <table:table-cell ns41:value-type="float" office:value="36" office:value-type="float">
            <text:p>36</text:p>
          </table:table-cell>
          <table:table-cell ns41:value-type="float" office:value="198" office:value-type="float">
            <text:p>198</text:p>
          </table:table-cell>
          <table:table-cell ns41:value-type="float" office:value="199" office:value-type="float">
            <text:p>199</text:p>
          </table:table-cell>
          <table:table-cell ns41:value-type="float" office:value="169" office:value-type="float">
            <text:p>169</text:p>
          </table:table-cell>
          <table:table-cell ns41:value-type="float" office:value="159" office:value-type="float">
            <text:p>159</text:p>
          </table:table-cell>
          <table:table-cell ns41:value-type="float" office:value="1" office:value-type="float">
            <text:p>1</text:p>
          </table:table-cell>
          <table:table-cell table:number-columns-repeated="17"/>
          <table:table-cell ns41:value-type="float" office:value="852" office:value-type="float">
            <text:p>852</text:p>
          </table:table-cell>
          <table:table-cell ns41:value-type="float" office:value="695" office:value-type="float">
            <text:p>695</text:p>
          </table:table-cell>
          <table:table-cell ns41:value-type="float" office:value="1039" office:value-type="float">
            <text:p>1039</text:p>
          </table:table-cell>
          <table:table-cell ns41:value-type="float" office:value="949" office:value-type="float">
            <text:p>949</text:p>
          </table:table-cell>
          <table:table-cell ns41:value-type="float" office:value="2352" office:value-type="float">
            <text:p>2352</text:p>
          </table:table-cell>
          <table:table-cell ns41:value-type="float" table:style-name="ce26" office:value="2064" office:value-type="float">
            <text:p>2064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Utrecht</text:p>
          </table:table-cell>
          <table:table-cell/>
          <table:table-cell ns41:value-type="float" table:style-name="ce16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3" office:value-type="float">
            <text:p>13</text:p>
          </table:table-cell>
          <table:table-cell ns41:value-type="float" office:value="39" office:value-type="float">
            <text:p>39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7" office:value-type="float">
            <text:p>7</text:p>
          </table:table-cell>
          <table:table-cell ns41:value-type="float" office:value="8" office:value-type="float">
            <text:p>8</text:p>
          </table:table-cell>
          <table:table-cell ns41:value-type="float" office:value="41" office:value-type="float">
            <text:p>41</text:p>
          </table:table-cell>
          <table:table-cell ns41:value-type="float" office:value="53" office:value-type="float">
            <text:p>53</text:p>
          </table:table-cell>
          <table:table-cell ns41:value-type="float" office:value="6" office:value-type="float">
            <text:p>6</text:p>
          </table:table-cell>
          <table:table-cell ns41:value-type="float" office:value="11" office:value-type="float">
            <text:p>1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72" office:value-type="float">
            <text:p>72</text:p>
          </table:table-cell>
          <table:table-cell ns41:value-type="float" office:value="113" office:value-type="float">
            <text:p>113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532" office:value-type="float">
            <text:p>532</text:p>
          </table:table-cell>
          <table:table-cell ns41:value-type="float" office:value="408" office:value-type="float">
            <text:p>408</text:p>
          </table:table-cell>
          <table:table-cell ns41:value-type="float" office:value="56" office:value-type="float">
            <text:p>56</text:p>
          </table:table-cell>
          <table:table-cell ns41:value-type="float" office:value="28" office:value-type="float">
            <text:p>28</text:p>
          </table:table-cell>
          <table:table-cell ns41:value-type="float" office:value="734" office:value-type="float">
            <text:p>734</text:p>
          </table:table-cell>
          <table:table-cell ns41:value-type="float" table:style-name="ce26" office:value="689" office:value-type="float">
            <text:p>689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/>
          <table:table-cell table:style-name="ce16"/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32" office:value-type="float">
            <text:p>32</text:p>
          </table:table-cell>
          <table:table-cell ns41:value-type="float" office:value="27" office:value-type="float">
            <text:p>27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456" office:value-type="float">
            <text:p>456</text:p>
          </table:table-cell>
          <table:table-cell ns41:value-type="float" office:value="515" office:value-type="float">
            <text:p>515</text:p>
          </table:table-cell>
          <table:table-cell ns41:value-type="float" office:value="35" office:value-type="float">
            <text:p>35</text:p>
          </table:table-cell>
          <table:table-cell ns41:value-type="float" office:value="32" office:value-type="float">
            <text:p>32</text:p>
          </table:table-cell>
          <table:table-cell table:number-columns-repeated="2"/>
          <table:table-cell ns41:value-type="float" office:value="139" office:value-type="float">
            <text:p>139</text:p>
          </table:table-cell>
          <table:table-cell ns41:value-type="float" office:value="163" office:value-type="float">
            <text:p>163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2860" office:value-type="float">
            <text:p>12860</text:p>
          </table:table-cell>
          <table:table-cell ns41:value-type="float" office:value="10870" office:value-type="float">
            <text:p>10870</text:p>
          </table:table-cell>
          <table:table-cell ns41:value-type="float" office:value="213" office:value-type="float">
            <text:p>213</text:p>
          </table:table-cell>
          <table:table-cell ns41:value-type="float" office:value="215" office:value-type="float">
            <text:p>215</text:p>
          </table:table-cell>
          <table:table-cell ns41:value-type="float" office:value="13740" office:value-type="float">
            <text:p>13740</text:p>
          </table:table-cell>
          <table:table-cell ns41:value-type="float" table:style-name="ce26" office:value="11830" office:value-type="float">
            <text:p>11830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/>
          <table:table-cell ns41:value-type="float" table:style-name="ce16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8" office:value-type="float">
            <text:p>18</text:p>
          </table:table-cell>
          <table:table-cell ns41:value-type="float" office:value="53" office:value-type="float">
            <text:p>53</text:p>
          </table:table-cell>
          <table:table-cell ns41:value-type="float" office:value="40" office:value-type="float">
            <text:p>40</text:p>
          </table:table-cell>
          <table:table-cell ns41:value-type="float" office:value="5" table:number-columns-repeated="2" office:value-type="float">
            <text:p>5</text:p>
          </table:table-cell>
          <table:table-cell table:number-columns-repeated="2"/>
          <table:table-cell ns41:value-type="float" office:value="50" office:value-type="float">
            <text:p>50</text:p>
          </table:table-cell>
          <table:table-cell ns41:value-type="float" office:value="55" office:value-type="float">
            <text:p>55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2" office:value-type="float">
            <text:p>22</text:p>
          </table:table-cell>
          <table:table-cell ns41:value-type="float" office:value="16" office:value-type="float">
            <text:p>16</text:p>
          </table:table-cell>
          <table:table-cell table:number-columns-repeated="2"/>
          <table:table-cell ns41:value-type="float" office:value="1394" office:value-type="float">
            <text:p>1394</text:p>
          </table:table-cell>
          <table:table-cell ns41:value-type="float" office:value="1005" office:value-type="float">
            <text:p>1005</text:p>
          </table:table-cell>
          <table:table-cell ns41:value-type="float" office:value="156" office:value-type="float">
            <text:p>156</text:p>
          </table:table-cell>
          <table:table-cell ns41:value-type="float" office:value="131" office:value-type="float">
            <text:p>131</text:p>
          </table:table-cell>
          <table:table-cell ns41:value-type="float" office:value="1703" office:value-type="float">
            <text:p>1703</text:p>
          </table:table-cell>
          <table:table-cell ns41:value-type="float" table:style-name="ce26" office:value="1287" office:value-type="float">
            <text:p>1287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/>
          <table:table-cell ns41:value-type="float" table:style-name="ce16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0" office:value-type="float">
            <text:p>10</text:p>
          </table:table-cell>
          <table:table-cell ns41:value-type="float" office:value="9" office:value-type="float">
            <text:p>9</text:p>
          </table:table-cell>
          <table:table-cell ns41:value-type="float" office:value="29" office:value-type="float">
            <text:p>29</text:p>
          </table:table-cell>
          <table:table-cell ns41:value-type="float" office:value="27" office:value-type="float">
            <text:p>27</text:p>
          </table:table-cell>
          <table:table-cell ns41:value-type="float" office:value="72" office:value-type="float">
            <text:p>72</text:p>
          </table:table-cell>
          <table:table-cell ns41:value-type="float" office:value="64" office:value-type="float">
            <text:p>64</text:p>
          </table:table-cell>
          <table:table-cell ns41:value-type="float" office:value="280" office:value-type="float">
            <text:p>280</text:p>
          </table:table-cell>
          <table:table-cell ns41:value-type="float" office:value="300" office:value-type="float">
            <text:p>300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04" office:value-type="float">
            <text:p>304</text:p>
          </table:table-cell>
          <table:table-cell ns41:value-type="float" office:value="391" office:value-type="float">
            <text:p>391</text:p>
          </table:table-cell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9" office:value-type="float">
            <text:p>19</text:p>
          </table:table-cell>
          <table:table-cell ns41:value-type="float" office:value="16" office:value-type="float">
            <text:p>16</text:p>
          </table:table-cell>
          <table:table-cell table:number-columns-repeated="2"/>
          <table:table-cell ns41:value-type="float" office:value="4951" office:value-type="float">
            <text:p>4951</text:p>
          </table:table-cell>
          <table:table-cell ns41:value-type="float" office:value="4111" office:value-type="float">
            <text:p>4111</text:p>
          </table:table-cell>
          <table:table-cell ns41:value-type="float" office:value="35" office:value-type="float">
            <text:p>35</text:p>
          </table:table-cell>
          <table:table-cell ns41:value-type="float" office:value="30" office:value-type="float">
            <text:p>30</text:p>
          </table:table-cell>
          <table:table-cell ns41:value-type="float" office:value="5706" office:value-type="float">
            <text:p>5706</text:p>
          </table:table-cell>
          <table:table-cell ns41:value-type="float" table:style-name="ce26" office:value="4952" office:value-type="float">
            <text:p>4952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Drenthe</text:p>
          </table:table-cell>
          <table:table-cell/>
          <table:table-cell table:style-name="ce16"/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23" office:value-type="float">
            <text:p>23</text:p>
          </table:table-cell>
          <table:table-cell ns41:value-type="float" office:value="21" office:value-type="float">
            <text:p>21</text:p>
          </table:table-cell>
          <table:table-cell ns41:value-type="float" office:value="17" office:value-type="float">
            <text:p>17</text:p>
          </table:table-cell>
          <table:table-cell table:number-columns-repeated="2"/>
          <table:table-cell ns41:value-type="float" office:value="146" office:value-type="float">
            <text:p>146</text:p>
          </table:table-cell>
          <table:table-cell ns41:value-type="float" office:value="165" office:value-type="float">
            <text:p>165</text:p>
          </table:table-cell>
          <table:table-cell table:number-columns-repeated="12"/>
          <table:table-cell ns41:value-type="float" office:value="940" office:value-type="float">
            <text:p>940</text:p>
          </table:table-cell>
          <table:table-cell ns41:value-type="float" office:value="739" office:value-type="float">
            <text:p>739</text:p>
          </table:table-cell>
          <table:table-cell ns41:value-type="float" office:value="45" office:value-type="float">
            <text:p>45</text:p>
          </table:table-cell>
          <table:table-cell ns41:value-type="float" office:value="29" office:value-type="float">
            <text:p>29</text:p>
          </table:table-cell>
          <table:table-cell ns41:value-type="float" office:value="1175" office:value-type="float">
            <text:p>1175</text:p>
          </table:table-cell>
          <table:table-cell ns41:value-type="float" table:style-name="ce26" office:value="975" office:value-type="float">
            <text:p>975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6">
          <table:table-cell ns41:value-type="string" table:style-name="ce7" office:value-type="string">
            <text:p>Limburg</text:p>
          </table:table-cell>
          <table:table-cell/>
          <table:table-cell table:style-name="ce16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7" office:value-type="float">
            <text:p>17</text:p>
          </table:table-cell>
          <table:table-cell ns41:value-type="float" office:value="18" office:value-type="float">
            <text:p>18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ns41:value-type="float" office:value="74" office:value-type="float">
            <text:p>74</text:p>
          </table:table-cell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98" office:value-type="float">
            <text:p>98</text:p>
          </table:table-cell>
          <table:table-cell ns41:value-type="float" table:style-name="ce26" office:value="66" office:value-type="float">
            <text:p>66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5" office:value-type="string">
            <text:p>02_H5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44" office:value="250218" office:value-type="float">
            <text:p>250218</text:p>
          </table:table-cell>
          <table:table-cell table:number-columns-repeated="979"/>
        </table:table-row>
        <table:table-row table:style-name="ro2">
          <table:table-cell ns41:value-type="string" table:style-name="ce9" office:value-type="string">
            <text:p>Totaal</text:p>
          </table:table-cell>
          <table:table-cell/>
          <table:table-cell ns41:value-type="float" table:style-name="ce17" office:value="121" office:value-type="float">
            <text:p>121</text:p>
          </table:table-cell>
          <table:table-cell ns41:value-type="float" table:style-name="ce22" office:value="165" office:value-type="float">
            <text:p>165</text:p>
          </table:table-cell>
          <table:table-cell ns41:value-type="float" table:style-name="ce22" office:value="209" office:value-type="float">
            <text:p>209</text:p>
          </table:table-cell>
          <table:table-cell ns41:value-type="float" table:style-name="ce22" office:value="387" office:value-type="float">
            <text:p>387</text:p>
          </table:table-cell>
          <table:table-cell ns41:value-type="float" table:style-name="ce22" office:value="54" office:value-type="float">
            <text:p>54</text:p>
          </table:table-cell>
          <table:table-cell ns41:value-type="float" table:style-name="ce22" office:value="74" office:value-type="float">
            <text:p>74</text:p>
          </table:table-cell>
          <table:table-cell ns41:value-type="float" table:style-name="ce22" office:value="376" office:value-type="float">
            <text:p>376</text:p>
          </table:table-cell>
          <table:table-cell ns41:value-type="float" table:style-name="ce22" office:value="482" office:value-type="float">
            <text:p>482</text:p>
          </table:table-cell>
          <table:table-cell ns41:value-type="float" table:style-name="ce22" office:value="721" office:value-type="float">
            <text:p>721</text:p>
          </table:table-cell>
          <table:table-cell ns41:value-type="float" table:style-name="ce22" office:value="765" office:value-type="float">
            <text:p>765</text:p>
          </table:table-cell>
          <table:table-cell ns41:value-type="float" table:style-name="ce22" office:value="683" office:value-type="float">
            <text:p>683</text:p>
          </table:table-cell>
          <table:table-cell ns41:value-type="float" table:style-name="ce22" office:value="786" office:value-type="float">
            <text:p>786</text:p>
          </table:table-cell>
          <table:table-cell ns41:value-type="float" table:style-name="ce22" office:value="1267" office:value-type="float">
            <text:p>1267</text:p>
          </table:table-cell>
          <table:table-cell ns41:value-type="float" table:style-name="ce22" office:value="1344" office:value-type="float">
            <text:p>1344</text:p>
          </table:table-cell>
          <table:table-cell ns41:value-type="float" table:style-name="ce22" office:value="512" office:value-type="float">
            <text:p>512</text:p>
          </table:table-cell>
          <table:table-cell ns41:value-type="float" table:style-name="ce22" office:value="645" office:value-type="float">
            <text:p>645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39" office:value-type="float">
            <text:p>39</text:p>
          </table:table-cell>
          <table:table-cell ns41:value-type="float" table:style-name="ce22" office:value="742" office:value-type="float">
            <text:p>742</text:p>
          </table:table-cell>
          <table:table-cell ns41:value-type="float" table:style-name="ce22" office:value="890" office:value-type="float">
            <text:p>890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08" office:value-type="float">
            <text:p>108</text:p>
          </table:table-cell>
          <table:table-cell ns41:value-type="float" table:style-name="ce22" office:value="146" office:value-type="float">
            <text:p>146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87" office:value-type="float">
            <text:p>87</text:p>
          </table:table-cell>
          <table:table-cell ns41:value-type="float" table:style-name="ce22" office:value="77" office:value-type="float">
            <text:p>77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36736" office:value-type="float">
            <text:p>36736</text:p>
          </table:table-cell>
          <table:table-cell ns41:value-type="float" table:style-name="ce22" office:value="29349" office:value-type="float">
            <text:p>29349</text:p>
          </table:table-cell>
          <table:table-cell ns41:value-type="float" table:style-name="ce22" office:value="2774" office:value-type="float">
            <text:p>2774</text:p>
          </table:table-cell>
          <table:table-cell ns41:value-type="float" table:style-name="ce22" office:value="2700" office:value-type="float">
            <text:p>2700</text:p>
          </table:table-cell>
          <table:table-cell ns41:value-type="float" table:style-name="ce22" office:value="44448" office:value-type="float">
            <text:p>44448</text:p>
          </table:table-cell>
          <table:table-cell ns41:value-type="float" table:style-name="ce27" office:value="37918" office:value-type="float">
            <text:p>37918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6" office:value-type="string">
            <text:p>02_H5</text:p>
          </table:table-cell>
          <table:table-cell ns41:value-type="float" table:style-name="ce36" office:value="116" office:value-type="float">
            <text:p>116</text:p>
          </table:table-cell>
          <table:table-cell ns41:value-type="float" table:style-name="ce36" office:value="117" office:value-type="float">
            <text:p>117</text:p>
          </table:table-cell>
          <table:table-cell ns41:value-type="float" table:style-name="ce45" office:value="250218" office:value-type="float">
            <text:p>250218</text:p>
          </table:table-cell>
          <table:table-cell table:number-columns-repeated="979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05cm" fo:margin-top="2.54cm" fo:margin-left="1.905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4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15:52</dc:date>
    <meta:document-statistic meta:object-count="0" meta:cell-count="2308" meta:table-count="2"/>
    <meta:generator>ODFPY/1.3.0dev</meta:generator>
  </office:meta>
</office:document-meta>
</file>